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30">
      <style:table-cell-properties style:vertical-align="top" fo:wrap-option="wrap" style:repeat-content="false"/>
      <style:paragraph-properties fo:text-align="start" fo:margin-left="0cm"/>
    </style:style>
    <style:style style:name="ce3" style:family="table-cell" style:parent-style-name="Default" style:data-style-name="N30">
      <style:table-cell-properties style:vertical-align="top" fo:wrap-option="wrap" style:repeat-content="false"/>
      <style:paragraph-properties fo:text-align="start" fo:margin-left="0cm"/>
      <style:text-properties fo:font-size="14pt" style:font-size-asian="14pt" style:font-size-complex="14pt" fo:font-weight="bold" style:font-weight-asian="bold" style:font-weight-complex="bold"/>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o1" style:family="table-column">
      <style:table-column-properties fo:break-before="auto" style:column-width="1.71979166666667cm"/>
    </style:style>
    <style:style style:name="co2" style:family="table-column">
      <style:table-column-properties fo:break-before="auto" style:column-width="3.67770833333333cm"/>
    </style:style>
    <style:style style:name="co3" style:family="table-column">
      <style:table-column-properties fo:break-before="auto" style:column-width="2.98979166666667cm"/>
    </style:style>
    <style:style style:name="co4" style:family="table-column">
      <style:table-column-properties fo:break-before="auto" style:column-width="5.000625cm"/>
    </style:style>
    <style:style style:name="co5" style:family="table-column">
      <style:table-column-properties fo:break-before="auto" style:column-width="7.01145833333333cm"/>
    </style:style>
    <style:style style:name="co6" style:family="table-column">
      <style:table-column-properties fo:break-before="auto" style:column-width="9.94833333333333cm"/>
    </style:style>
    <style:style style:name="co7" style:family="table-column">
      <style:table-column-properties fo:break-before="auto" style:column-width="8.62541666666667cm"/>
    </style:style>
    <style:style style:name="co8" style:family="table-column">
      <style:table-column-properties fo:break-before="auto" style:column-width="1.69333333333333cm"/>
    </style:style>
    <style:style style:name="ro1" style:family="table-row">
      <style:table-row-properties style:row-height="18.75pt" style:use-optimal-row-height="true" fo:break-before="auto"/>
    </style:style>
    <style:style style:name="ro2" style:family="table-row">
      <style:table-row-properties style:row-height="270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300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330pt" style:use-optimal-row-height="true" fo:break-before="auto"/>
    </style:style>
    <style:style style:name="ro7" style:family="table-row">
      <style:table-row-properties style:row-height="195pt" style:use-optimal-row-height="true" fo:break-before="auto"/>
    </style:style>
    <style:style style:name="ro8" style:family="table-row">
      <style:table-row-properties style:row-height="90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180pt" style:use-optimal-row-height="true" fo:break-before="auto"/>
    </style:style>
    <style:style style:name="ro11" style:family="table-row">
      <style:table-row-properties style:row-height="135pt" style:use-optimal-row-height="true" fo:break-before="auto"/>
    </style:style>
    <style:style style:name="ro12" style:family="table-row">
      <style:table-row-properties style:row-height="120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375pt" style:use-optimal-row-height="true" fo:break-before="auto"/>
    </style:style>
    <style:style style:name="ro15" style:family="table-row">
      <style:table-row-properties style:row-height="409.5pt" style:use-optimal-row-height="true" fo:break-before="auto"/>
    </style:style>
    <style:style style:name="ro16" style:family="table-row">
      <style:table-row-properties style:row-height="105pt" style:use-optimal-row-height="true" fo:break-before="auto"/>
    </style:style>
    <style:style style:name="ro17" style:family="table-row">
      <style:table-row-properties style:row-height="225pt" style:use-optimal-row-height="true" fo:break-before="auto"/>
    </style:style>
    <style:style style:name="ro18" style:family="table-row">
      <style:table-row-properties style:row-height="210pt" style:use-optimal-row-height="true" fo:break-before="auto"/>
    </style:style>
    <style:style style:name="ro19" style:family="table-row">
      <style:table-row-properties style:row-height="240pt" style:use-optimal-row-height="true" fo:break-before="auto"/>
    </style:style>
    <style:style style:name="ro20" style:family="table-row">
      <style:table-row-properties style:row-height="45pt" style:use-optimal-row-height="true" fo:break-before="auto"/>
    </style:style>
    <style:style style:name="ro21" style:family="table-row">
      <style:table-row-properties style:row-height="150pt" style:use-optimal-row-height="true" fo:break-before="auto"/>
    </style:style>
    <style:style style:name="ro22" style:family="table-row">
      <style:table-row-properties style:row-height="75pt" style:use-optimal-row-height="true" fo:break-before="auto"/>
    </style:style>
    <style:style style:name="ro23"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mokeAutoExportForGitHub"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6377" table:default-cell-style-name="ce1"/>
        <table:table-row table:style-name="ro1">
          <table:table-cell office:value-type="string" table:style-name="ce3">
            <text:p>ID</text:p>
          </table:table-cell>
          <table:table-cell office:value-type="string" table:style-name="ce3">
            <text:p>Title</text:p>
          </table:table-cell>
          <table:table-cell office:value-type="string" table:style-name="ce3">
            <text:p>Section</text:p>
          </table:table-cell>
          <table:table-cell office:value-type="string" table:style-name="ce3">
            <text:p>Automation Notes</text:p>
          </table:table-cell>
          <table:table-cell office:value-type="string" table:style-name="ce3">
            <text:p>Preconditions</text:p>
          </table:table-cell>
          <table:table-cell office:value-type="string" table:style-name="ce3">
            <text:p>Steps</text:p>
          </table:table-cell>
          <table:table-cell office:value-type="string" table:style-name="ce3">
            <text:p>Expected Results</text:p>
          </table:table-cell>
          <table:table-cell table:number-columns-repeated="16377" table:style-name="ce4"/>
        </table:table-row>
        <table:table-row table:style-name="ro2">
          <table:table-cell office:value-type="string" table:style-name="ce2">
            <text:p>C85030</text:p>
          </table:table-cell>
          <table:table-cell office:value-type="string" table:style-name="ce2">
            <text:p>Purchase As Guest at Responsive Design</text:p>
          </table:table-cell>
          <table:table-cell office:value-type="string" table:style-name="ce2">
            <text:p>Responsive Web Design</text:p>
          </table:table-cell>
          <table:table-cell office:value-type="string" table:style-name="ce2">
            <text:p>testcases.responsive.TPurchaseAsGuestResponsive</text:p>
          </table:table-cell>
          <table:table-cell table:style-name="ce2"/>
          <table:table-cell office:value-type="string" table:style-name="ce2">
            <text:p>1. Homepage -&gt; Browser Settings -&gt; DEVELOPER TOOLS -&gt; TOOLS -&gt; RESIZE -&gt; Select one of the sizes from the various options</text:p>
            <text:p>2. Select a category and its respective sub-category -&gt; Select an item from the list of items -&gt; Select the mandatory attributes from the PDP -&gt; ADD TO CART</text:p>
            <text:p>3. Click on CART ( X ) -&gt; CHECKOUT -&gt; Click CHECKOUT under the GUEST CHECKOUT section</text:p>
            <text:p>4. Enter valid details for all the mandatory fields for the Select or Enter a Shipping Address page and select the shipping method -&gt; CONTINUE</text:p>
            <text:p>5. Enter valid details for all the mandatory fields for THE Select or Enter a Billing Address PAGE and Select the PAYMENT METHOD and fill the details accordingly -&gt; CONTINUE</text:p>
            <text:p>6. SUBMIT ORDER</text:p>
            <text:p>7. Try the above steps using different sizes as well as different browsers</text:p>
          </table:table-cell>
          <table:table-cell office:value-type="string" table:style-name="ce2">
            <text:p>at 1) The browser opens the developer mode and on click of resize, there are different options available and the browser is resized accordingly as well as the web page adapts appropriately based on the size selected.</text:p>
            <text:p>at 2) The item is added to the Cart</text:p>
            <text:p>at 3) The user is directed appropriately to the Guest Checkout page</text:p>
            <text:p>at 4) The user is directed to the Billing Address Page</text:p>
            <text:p>at 5) The user is directed to the page to confirm the order</text:p>
            <text:p>at 6) The order is successfully submitted and the user receives a confirmation email</text:p>
            <text:p>at 7) The responsive web design is appropriately adapted based on the varying sizes of the browser as well as browsers.</text:p>
          </table:table-cell>
          <table:table-cell table:number-columns-repeated="16377"/>
        </table:table-row>
        <table:table-row table:style-name="ro3">
          <table:table-cell office:value-type="string" table:style-name="ce2">
            <text:p>C85031</text:p>
          </table:table-cell>
          <table:table-cell office:value-type="string" table:style-name="ce2">
            <text:p>Responsive Homepage</text:p>
          </table:table-cell>
          <table:table-cell office:value-type="string" table:style-name="ce2">
            <text:p>Responsive Web Design</text:p>
          </table:table-cell>
          <table:table-cell office:value-type="string" table:style-name="ce2">
            <text:p>testcases.responsive.TValidateHomepageResponsive</text:p>
          </table:table-cell>
          <table:table-cell table:style-name="ce2"/>
          <table:table-cell office:value-type="string" table:style-name="ce2">
            <text:p>1. Homepage -&gt; Browser Settings -&gt; DEVELOPER TOOLS -&gt; TOOLS -&gt; RESIZE</text:p>
            <text:p>2. Select different sizes one by one</text:p>
            <text:p>3. Click on different links on that particular page</text:p>
            <text:p>4. Try in different browsers</text:p>
            <text:p/>
            <text:p/>
            <text:p>Validates the homepage for responsive design.</text:p>
          </table:table-cell>
          <table:table-cell office:value-type="string" table:style-name="ce2">
            <text:p>at 1) The browser opens the developer mode and on click of resize, there are different options available</text:p>
            <text:p>at 2) The browser is resized accordingly as well as the web page adapts appropriately based on the size selected.</text:p>
            <text:p>at 3) The user is navigated to the appropriate page and the landing page is properly aligned based on the size selected</text:p>
            <text:p>at 4) The responsive design works appropriately for all the browsers.</text:p>
          </table:table-cell>
          <table:table-cell table:number-columns-repeated="16377"/>
        </table:table-row>
        <table:table-row table:style-name="ro4">
          <table:table-cell office:value-type="string" table:style-name="ce2">
            <text:p>C84766</text:p>
          </table:table-cell>
          <table:table-cell office:value-type="string" table:style-name="ce2">
            <text:p>Bundle</text:p>
          </table:table-cell>
          <table:table-cell office:value-type="string" table:style-name="ce2">
            <text:p>Cart</text:p>
          </table:table-cell>
          <table:table-cell office:value-type="string" table:style-name="ce2">
            <text:p>testcases.smoketest.cart.TCheckBundleInCart</text:p>
          </table:table-cell>
          <table:table-cell table:style-name="ce2"/>
          <table:table-cell office:value-type="string" table:style-name="ce2">
            <text:p>Put a bundle in the cart (product bundle! not a set), and proceed to the cart page.</text:p>
          </table:table-cell>
          <table:table-cell office:value-type="string" table:style-name="ce2">
            <text:p>1. Look at the image in the FSD and make sure the bundle is displayed correctly:<text:s/></text:p>
            <text:p>- there is a line below the bundle dividing it from other line items</text:p>
            <text:p>- the individual items that make up the bundle are indented</text:p>
            <text:p>2. Price is only shown at the top level, not by each individual line item.</text:p>
            <text:p>3. Quantity is editable only at the top level -- not at the level of each item within the bundle. Updating the quantity of the bundle properly updates the quantity by each individual line item.</text:p>
            <text:p>4. Test 'remove' link - should remove all line items associated with the bundle.</text:p>
            <text:p>5. Test Add to WL link.</text:p>
            <text:p>6. Test Add to GR link.</text:p>
            <text:p>7. Each product name should link to the PDP for that individual product. The name of the bundle (at the top) should link to the product bundle page.</text:p>
          </table:table-cell>
          <table:table-cell table:number-columns-repeated="16377"/>
        </table:table-row>
        <table:table-row table:style-name="ro5">
          <table:table-cell office:value-type="string" table:style-name="ce2">
            <text:p>C84763</text:p>
          </table:table-cell>
          <table:table-cell office:value-type="string" table:style-name="ce2">
            <text:p>Updates</text:p>
          </table:table-cell>
          <table:table-cell office:value-type="string" table:style-name="ce2">
            <text:p>Cart</text:p>
          </table:table-cell>
          <table:table-cell office:value-type="string" table:style-name="ce2">
            <text:p>testcases.smoketest.cart.TCheckQuantityChangeInCart</text:p>
          </table:table-cell>
          <table:table-cell table:style-name="ce2"/>
          <table:table-cell office:value-type="string" table:style-name="ce2">
            <text:p>1. HOMEPAGE -&gt; CART -&gt; Edit the QUANTITY field in the cart for various items in the cart</text:p>
            <text:p>2. UPDATE CART</text:p>
          </table:table-cell>
          <table:table-cell office:value-type="string" table:style-name="ce2">
            <text:p>at 1) User can update quantity in the cart, increasing or decreasing.</text:p>
            <text:p>at 2) Price for line item and order summary are updated.</text:p>
          </table:table-cell>
          <table:table-cell table:number-columns-repeated="16377"/>
        </table:table-row>
        <table:table-row table:style-name="ro6">
          <table:table-cell office:value-type="string" table:style-name="ce2">
            <text:p>C84713</text:p>
          </table:table-cell>
          <table:table-cell office:value-type="string" table:style-name="ce2">
            <text:p>PDP: Previous and Next Navigation</text:p>
          </table:table-cell>
          <table:table-cell office:value-type="string" table:style-name="ce2">
            <text:p>Product Details</text:p>
          </table:table-cell>
          <table:table-cell office:value-type="string" table:style-name="ce2">
            <text:p>testcases.smoketest.catalog.TCheckCatalogNavigation</text:p>
          </table:table-cell>
          <table:table-cell table:style-name="ce2"/>
          <table:table-cell office:value-type="string" table:style-name="ce2">
            <text:p>1. Navigate to Product Details Page for a particular product by selecting a particular category and a sub-category under it and clicking on one of the products.</text:p>
            <text:p>2. Click on the NEXT&gt;&gt; link mentioned on the right below the thumbnail</text:p>
            <text:p>3. Click on the &lt;&lt;PREV link mentioned on the right below the thumbnail</text:p>
            <text:p>4. Click on the thumbnail above the NEXT link mentioned on the right</text:p>
            <text:p>5. Click on the thumbnail above the PREV link mentioned on the right</text:p>
          </table:table-cell>
          <table:table-cell office:value-type="string" table:style-name="ce2">
            <text:p>1. Thumbnail images are shown for the previous and next product navigation.This allows user to navigate back and forth one product at a time through a list of category or search results.</text:p>
            <text:p>3. If the product is the first in the list, only NEXT will appear. On clicking next, the user will be directed to the product detail page of the next product<text:s/></text:p>
            <text:p>4. If the product is the last in the list, only PREVIOUS will appear. On clicking prev, the user will be directed to the product detail page of the previous product</text:p>
            <text:p>5. If the product is the first in the list, only NEXT will appear. On clicking next, the user will be directed to the product detail page of the next product<text:s/></text:p>
            <text:p>6. If the product is the last in the list, only PREVIOUS will appear. On clicking prev, the user will be directed to the product detail page of the previous product</text:p>
            <text:p>(If there is no previous or next product to move to, the area is left blank.)</text:p>
          </table:table-cell>
          <table:table-cell table:number-columns-repeated="16377"/>
        </table:table-row>
        <table:table-row table:style-name="ro7">
          <table:table-cell office:value-type="string" table:style-name="ce2">
            <text:p>C84694</text:p>
          </table:table-cell>
          <table:table-cell office:value-type="string" table:style-name="ce2">
            <text:p>Search Results Page: Sort By</text:p>
          </table:table-cell>
          <table:table-cell office:value-type="string" table:style-name="ce2">
            <text:p>Results</text:p>
          </table:table-cell>
          <table:table-cell office:value-type="string" table:style-name="ce2">
            <text:p>testcases.smoketest.catalog.TCheckCatalogSorting</text:p>
          </table:table-cell>
          <table:table-cell table:style-name="ce2"/>
          <table:table-cell office:value-type="string" table:style-name="ce2">
            <text:p>1. Do a search.</text:p>
            <text:p/>
            <text:p>2. Select a sort option in the dropdown.</text:p>
            <text:p/>
            <text:p>3. Page through the results.</text:p>
            <text:p/>
            <text:p>4. Add some refinements.</text:p>
            <text:p/>
            <text:p>5. Change the sort order.</text:p>
            <text:p/>
            <text:p>6. Initiate a new search.</text:p>
          </table:table-cell>
          <table:table-cell office:value-type="string" table:style-name="ce2">
            <text:p>1. Sort by dropdown defaults to whatever is set as the default in the Business Manager.</text:p>
            <text:p/>
            <text:p>2. This <text:s/>refreshes the product grid based on the selection.</text:p>
            <text:p/>
            <text:p>3. The selected sort is persistent.</text:p>
            <text:p/>
            <text:p>4. The selected sort is persistent.</text:p>
            <text:p/>
            <text:p>5. This will cause the first results page to appear.</text:p>
            <text:p/>
            <text:p>6. This will make sort-by return to the default.</text:p>
          </table:table-cell>
          <table:table-cell table:number-columns-repeated="16377"/>
        </table:table-row>
        <table:table-row table:style-name="ro8">
          <table:table-cell office:value-type="string" table:style-name="ce2">
            <text:p>C84781</text:p>
          </table:table-cell>
          <table:table-cell office:value-type="string" table:style-name="ce2">
            <text:p>Sort By</text:p>
          </table:table-cell>
          <table:table-cell office:value-type="string" table:style-name="ce2">
            <text:p>Category Landing Page</text:p>
          </table:table-cell>
          <table:table-cell office:value-type="string" table:style-name="ce2">
            <text:p>testcases.smoketest.catalog.TCheckCatalogSorting</text:p>
          </table:table-cell>
          <table:table-cell table:style-name="ce2"/>
          <table:table-cell office:value-type="string" table:style-name="ce2">
            <text:p>1. Homepage -&gt; Select a category and its sub category</text:p>
            <text:p>2. Select all the sort options in the dropdown one by one.</text:p>
            <text:p>3. Page through the results.</text:p>
            <text:p>4. Change the sort order.</text:p>
          </table:table-cell>
          <table:table-cell office:value-type="string" table:style-name="ce2">
            <text:p>at 1. The page displays all the products under that particular sub-category of that category.</text:p>
            <text:p>at 2. Product grid refreshes based on the selection.</text:p>
            <text:p>at 3. The sort is persistent.</text:p>
            <text:p>at 4. This causes the first result page to appear.</text:p>
          </table:table-cell>
          <table:table-cell table:number-columns-repeated="16377"/>
        </table:table-row>
        <table:table-row table:style-name="ro4">
          <table:table-cell office:value-type="string" table:style-name="ce2">
            <text:p>C84682</text:p>
          </table:table-cell>
          <table:table-cell office:value-type="string" table:style-name="ce2">
            <text:p>Product Grid Display: Images and Swatches</text:p>
          </table:table-cell>
          <table:table-cell office:value-type="string" table:style-name="ce2">
            <text:p>Product Grid</text:p>
          </table:table-cell>
          <table:table-cell office:value-type="string" table:style-name="ce2">
            <text:p>testcases.smoketest.catalog.TCheckColorSwatch</text:p>
          </table:table-cell>
          <table:table-cell office:value-type="string" table:style-name="ce2">
            <text:p>You will need a set of search results with</text:p>
            <text:p>- a product that has no color variations</text:p>
            <text:p>- a product that has five or fewer color variations</text:p>
            <text:p>- a product that has more than five color variations</text:p>
            <text:p/>
          </table:table-cell>
          <table:table-cell office:value-type="string" table:style-name="ce2">
            <text:p>1. Open the PRODUCT DETAILS PAGE for any product</text:p>
            <text:p>2. Hover the mouse over the thumbnail</text:p>
            <text:p>3. Click on the QUICKVIEW icon on the thumbnail</text:p>
          </table:table-cell>
          <table:table-cell office:value-type="string" table:style-name="ce2">
            <text:p>at 1) Each product shows a thumbnail image (from the thumbnail attribute assigned to the product).</text:p>
            <text:p><text:s text:c="5"/>-For product masters with a color variation, the image of the first color variation (as defined in the Business Manager) appears.</text:p>
            <text:p><text:s text:c="5"/>-If a product has color variations, then color swatches appear.</text:p>
            <text:p><text:s text:c="5"/>-Selecting the color swatch changes the product thumbnail image.</text:p>
            <text:p><text:s text:c="5"/>-If a product has more than five colors associated with it, the swatches are replaced with the link "View All Colors (x)".</text:p>
            <text:p><text:s text:c="5"/>-When a customer clicks the "View All Colors (x)" link, a &lt;div&gt; appears with the color swatches loaded.</text:p>
            <text:p><text:s text:c="5"/>-The first color swatch is pre-selected.</text:p>
            <text:p>at 2) When the user hovers over the thumbnail image, the QuickView icon appears.</text:p>
            <text:p>at 3) Clicking on the QuickView icon opens the QuickView overlay.</text:p>
          </table:table-cell>
          <table:table-cell table:number-columns-repeated="16377"/>
        </table:table-row>
        <table:table-row table:style-name="ro7">
          <table:table-cell office:value-type="string" table:style-name="ce2">
            <text:p>C85056</text:p>
          </table:table-cell>
          <table:table-cell office:value-type="string" table:style-name="ce2">
            <text:p>PDP: InStore Feature</text:p>
          </table:table-cell>
          <table:table-cell office:value-type="string" table:style-name="ce2">
            <text:p>Product Details</text:p>
          </table:table-cell>
          <table:table-cell office:value-type="string" table:style-name="ce2">
            <text:p>testcases.smoketest.catalog.TCheckInStoreFeature</text:p>
          </table:table-cell>
          <table:table-cell office:value-type="string" table:style-name="ce2">
            <text:p>- enabled instore feature in Business Manager settings</text:p>
            <text:p>- products with store inventory</text:p>
          </table:table-cell>
          <table:table-cell office:value-type="string" table:style-name="ce2">
            <text:p>1. open Product and select Variation</text:p>
            <text:p>2. open Store search overlay by clicking the store link</text:p>
            <text:p>3. leave search empty and search and validate correct error message</text:p>
            <text:p>4. use invalid search inputs and search and validate correct error message</text:p>
            <text:p>5. search for a valid zip code to get the store result list</text:p>
            <text:p>6. select a store and click continue button</text:p>
            <text:p>7. open store search again</text:p>
            <text:p>8. click change location link</text:p>
            <text:p>9. search for another zip code</text:p>
            <text:p>10. select store</text:p>
            <text:p>11. add product to the cart.</text:p>
          </table:table-cell>
          <table:table-cell office:value-type="string" table:style-name="ce2">
            <text:p>@ 3. Validate correct error message: search empty<text:s/></text:p>
            <text:p>@ 4. Validate correct error message: invalid search inputs</text:p>
            <text:p>@ 5. Page thru the results if more then three stores are available for zip code</text:p>
            <text:p>@ 10. Verify that selected store is shown at the pdp</text:p>
            <text:p>@ 11. Op</text:p>
          </table:table-cell>
          <table:table-cell table:number-columns-repeated="16377"/>
        </table:table-row>
        <table:table-row table:style-name="ro9">
          <table:table-cell office:value-type="string" table:style-name="ce2">
            <text:p>C84782</text:p>
          </table:table-cell>
          <table:table-cell office:value-type="string" table:style-name="ce2">
            <text:p>Items per Page</text:p>
          </table:table-cell>
          <table:table-cell office:value-type="string" table:style-name="ce2">
            <text:p>Category Landing Page</text:p>
          </table:table-cell>
          <table:table-cell office:value-type="string" table:style-name="ce2">
            <text:p>testcases.smoketest.catalog.TCheckItemsPerPage</text:p>
          </table:table-cell>
          <table:table-cell office:value-type="string" table:style-name="ce2">
            <text:p>You will need categories with varying numbers of products: fewer than 12, more than 12 but fewer than 60, and more than 60.</text:p>
          </table:table-cell>
          <table:table-cell office:value-type="string" table:style-name="ce2">
            <text:p>1. Open product grid page.</text:p>
            <text:p>2. Open product grid with fewer then 12 items.</text:p>
            <text:p>3. Open product grid with more then 12 items.</text:p>
            <text:p>4. Open dropdwon to change the number of products.</text:p>
            <text:p>5. Do a search which brings more then 60 products.</text:p>
            <text:p>6. Select a different items per page from the dropdown.</text:p>
            <text:p>7. Page through the results.</text:p>
          </table:table-cell>
          <table:table-cell office:value-type="string" table:style-name="ce2">
            <text:p>1. The product grid defaults to 12 products/page.</text:p>
            <text:p>2. For fewer than 12 items, user sees "Showing 1-X of X Results" and there is no dropdown shown to number of products per page.</text:p>
            <text:p>3. For more than 12 items, "Showing 1-12 of X Results" followed by the number of pages 1 2 3 4 &gt; &gt;&gt; which may vary according to the number of products under that category and X = the total number of products.</text:p>
            <text:p>4. If a search returns, for example, 27 products, 12, 24 and "View All (27)" appear in the dropdown.</text:p>
            <text:p>5. The VIEW ALL is removed from the items per page dropdown.</text:p>
            <text:p>6. This causes the appropriate number of items to appear on the product grid and the pagination to update appropriately.</text:p>
            <text:p>7. The items-per-page selection should be persistent as the customer repaginates through the grid.</text:p>
          </table:table-cell>
          <table:table-cell table:number-columns-repeated="16377"/>
        </table:table-row>
        <table:table-row table:style-name="ro10">
          <table:table-cell office:value-type="string" table:style-name="ce2">
            <text:p>C84783</text:p>
          </table:table-cell>
          <table:table-cell office:value-type="string" table:style-name="ce2">
            <text:p>Pagination</text:p>
          </table:table-cell>
          <table:table-cell office:value-type="string" table:style-name="ce2">
            <text:p>Category Landing Page</text:p>
          </table:table-cell>
          <table:table-cell office:value-type="string" table:style-name="ce2">
            <text:p>testcases.smoketest.catalog.TCheckItemsPerPage</text:p>
          </table:table-cell>
          <table:table-cell office:value-type="string" table:style-name="ce2">
            <text:p>You will need to go to categories with varying numbers of product hits.</text:p>
          </table:table-cell>
          <table:table-cell office:value-type="string" table:style-name="ce2">
            <text:p>1. Open a product grid which has less then 12 products.</text:p>
            <text:p>2. Open product grid with more then 12 products.</text:p>
            <text:p>3. Click on a page number.</text:p>
            <text:p>4. Go to a page so the first and last page is not pissible to select. (not shown in the page range)</text:p>
            <text:p>5. Confirm that previous, next, first and last icons take user to correct pages and that paging links update appropriately.</text:p>
          </table:table-cell>
          <table:table-cell office:value-type="string" table:style-name="ce2">
            <text:p>1. Pagination bar is not shown.</text:p>
            <text:p>2. Pagination bar is shown and a maximum of five page links are shown at any given time.</text:p>
            <text:p>3. That page of results is shown.</text:p>
            <text:p>4. The selected page appears in the center, allowing for easy navigation to the two previous and two next pages. User also sees icons for first page, last page, previous page and next page in the pagination links, as appropriate (for example, if user is on the first page, there will be no first page or previous page icons).</text:p>
            <text:p>5. All works as expected.</text:p>
          </table:table-cell>
          <table:table-cell table:number-columns-repeated="16377"/>
        </table:table-row>
        <table:table-row table:style-name="ro11">
          <table:table-cell office:value-type="string" table:style-name="ce2">
            <text:p>C85028</text:p>
          </table:table-cell>
          <table:table-cell office:value-type="string" table:style-name="ce2">
            <text:p>Price Range</text:p>
          </table:table-cell>
          <table:table-cell office:value-type="string" table:style-name="ce2">
            <text:p>Category Landing Page</text:p>
          </table:table-cell>
          <table:table-cell office:value-type="string" table:style-name="ce2">
            <text:p>testcases.smoketest.catalog.TCheckPriceRange</text:p>
          </table:table-cell>
          <table:table-cell office:value-type="string" table:style-name="ce2">
            <text:p>Products belonging to various price range.</text:p>
          </table:table-cell>
          <table:table-cell office:value-type="string" table:style-name="ce2">
            <text:p>1. Homepage -&gt; <text:s/>Select a category with the sub category having products belonging to different product range.</text:p>
            <text:p>2. Select different price range from the left grid under the Price section.</text:p>
            <text:p>3. Validate a few products against the price at the quickview by clicking on the image of the product or by seeing the product detail page by clicking on the name of the product</text:p>
            <text:p/>
          </table:table-cell>
          <table:table-cell office:value-type="string" table:style-name="ce2">
            <text:p>at 1) Category selected containing a sub-category that has products with a range of prices.</text:p>
            <text:p>at 2) The page displays list of products belonging only to the selected price range.</text:p>
            <text:p>at 3) The product price is consistent with the price range.</text:p>
          </table:table-cell>
          <table:table-cell table:number-columns-repeated="16377"/>
        </table:table-row>
        <table:table-row table:style-name="ro3">
          <table:table-cell office:value-type="string" table:style-name="ce2">
            <text:p>C85029</text:p>
          </table:table-cell>
          <table:table-cell office:value-type="string" table:style-name="ce2">
            <text:p>Product Perspectives</text:p>
          </table:table-cell>
          <table:table-cell office:value-type="string" table:style-name="ce2">
            <text:p>Category Landing Page</text:p>
          </table:table-cell>
          <table:table-cell office:value-type="string" table:style-name="ce2">
            <text:p>testcases.smoketest.catalog.TCheckProductPerspectives</text:p>
          </table:table-cell>
          <table:table-cell table:style-name="ce2"/>
          <table:table-cell office:value-type="string" table:style-name="ce2">
            <text:p>1. Homepage -&gt; Select a category with the sub category having products belonging to different product range.</text:p>
            <text:p>2. Check the presence of different product images in quickview by clicking on the image of the product</text:p>
            <text:p>3. Click on the different images under the ALTERNATE VIEWS section.</text:p>
            <text:p>4. Check the presence of different product images and on product details page <text:s/>by clicking on the name of the product -&gt; Repeat step 3</text:p>
            <text:p>&gt; for validation the name of the image file within the URL is compared with the test data you provide</text:p>
          </table:table-cell>
          <table:table-cell office:value-type="string" table:style-name="ce2">
            <text:p>at 1) Selected a category with the sub category having products belonging to different product range.</text:p>
            <text:p>at 2) The PRODUCT QUICK VIEW pop up appears on the screen</text:p>
            <text:p>at 3) The respective image appears on the screen when clicked on it.</text:p>
            <text:p>at 4) The user directed to the Product detail page and the respective image appears on the screen when clicked on it.</text:p>
          </table:table-cell>
          <table:table-cell table:number-columns-repeated="16377"/>
        </table:table-row>
        <table:table-row table:style-name="ro12">
          <table:table-cell office:value-type="string" table:style-name="ce2">
            <text:p>C85042</text:p>
          </table:table-cell>
          <table:table-cell office:value-type="string" table:style-name="ce2">
            <text:p>QuickView: validate overlay</text:p>
          </table:table-cell>
          <table:table-cell office:value-type="string" table:style-name="ce2">
            <text:p>Quickview</text:p>
          </table:table-cell>
          <table:table-cell office:value-type="string" table:style-name="ce2">
            <text:p>testcases.smoketest.catalog.TCheckQuickView</text:p>
          </table:table-cell>
          <table:table-cell table:style-name="ce2"/>
          <table:table-cell office:value-type="string" table:style-name="ce2">
            <text:p>1. Select any product under any category and its respective sub category and QUICKVIEW it.</text:p>
            <text:p>2. Click on ALTERNATE VIEWS under that product</text:p>
            <text:p>3. Select various attributes such as color, size , width etc</text:p>
            <text:p>4. Click on Add to Cart button after selecting the different attributes.<text:s/></text:p>
            <text:p>5. Click on VIEW FULL DETAILS link.</text:p>
            <text:p/>
          </table:table-cell>
          <table:table-cell office:value-type="string" table:style-name="ce2">
            <text:p>at 2) The different images are displayed when clicked on that particular Alternate View</text:p>
            <text:p>at 4) The button should be enabled after selecting the mandatory attributes.</text:p>
            <text:p>at 5) The user should be directed to the Product Detail page.</text:p>
          </table:table-cell>
          <table:table-cell table:number-columns-repeated="16377"/>
        </table:table-row>
        <table:table-row table:style-name="ro11">
          <table:table-cell office:value-type="string" table:style-name="ce2">
            <text:p>C84767</text:p>
          </table:table-cell>
          <table:table-cell office:value-type="string" table:style-name="ce2">
            <text:p>QuickView: Add to Cart</text:p>
          </table:table-cell>
          <table:table-cell office:value-type="string" table:style-name="ce2">
            <text:p>Quickview</text:p>
          </table:table-cell>
          <table:table-cell office:value-type="string" table:style-name="ce2">
            <text:p>testcases.smoketest.category.TCheckAdd2CartFromQV</text:p>
          </table:table-cell>
          <table:table-cell office:value-type="string" table:style-name="ce2">
            <text:p>Mousing over a product image on a product grid will show a QuickView icon. Clicking on the QuickVIew icon will open the QuickView overlay.</text:p>
            <text:p/>
            <text:p>Note:</text:p>
            <text:p>See [C18277] for ADD TO CART specifically for a product set.</text:p>
          </table:table-cell>
          <table:table-cell office:value-type="string" table:style-name="ce2">
            <text:p>1. Open QV of product with variations and don't select them.</text:p>
            <text:p>2. Mouse over the ADD TO CART button or click it.</text:p>
            <text:p>3. Select all required variations and mouse over the ADD TO CART button.</text:p>
            <text:p>4. Click the ADD TO CART BUTTON.</text:p>
            <text:p>5. Open QV of a product which is below the fold (scroll down) and click the ADD TI CART BUTTON.</text:p>
          </table:table-cell>
          <table:table-cell office:value-type="string" table:style-name="ce2">
            <text:p>1. The ADD TO CART button is not enabled.</text:p>
            <text:p>2. A tooltip appears to inform user how to configure the product.</text:p>
            <text:p>3. ADD TO CART butoon is enabled and the tooltip reads ADD TO CART.</text:p>
            <text:p>4. This will close the overlay, add the item to the cart, and trigger the mini-cart to appear.</text:p>
            <text:p>5. User returns to the top of the page so he can see the mini-cart open with the item added.</text:p>
          </table:table-cell>
          <table:table-cell table:number-columns-repeated="16377"/>
        </table:table-row>
        <table:table-row table:style-name="ro3">
          <table:table-cell office:value-type="string" table:style-name="ce2">
            <text:p>C84770</text:p>
          </table:table-cell>
          <table:table-cell office:value-type="string" table:style-name="ce2">
            <text:p>QuickView: Send to a Friend</text:p>
          </table:table-cell>
          <table:table-cell office:value-type="string" table:style-name="ce2">
            <text:p>Quickview</text:p>
          </table:table-cell>
          <table:table-cell office:value-type="string" table:style-name="ce2">
            <text:p>testcases.smoketest.category.TCheckSendToAFriendFromQuickView</text:p>
          </table:table-cell>
          <table:table-cell office:value-type="string" table:style-name="ce2">
            <text:p>Mousing over a product image on a product grid will show a QuickView icon. Clicking on the QuickVIew icon will open the QuickView overlay.</text:p>
            <text:p/>
            <text:p>Notes:</text:p>
            <text:p/>
            <text:p>The STAF overlay is tested in [C18302] and [C18303]. This test case just covers opening the STAF module from the QV module.</text:p>
          </table:table-cell>
          <table:table-cell office:value-type="string" table:style-name="ce2">
            <text:p>1. Homepage -&gt; Select any category and its respective sub-category -&gt; Click on any of the product to view in detail -&gt; Select Send to a Friend at the bottom of the description.</text:p>
            <text:p>2. Click CLOSE or CANCEL.</text:p>
          </table:table-cell>
          <table:table-cell office:value-type="string" table:style-name="ce2">
            <text:p>1. This opens the STAF overlay.</text:p>
            <text:p>2. This closes the STAF overlay.</text:p>
          </table:table-cell>
          <table:table-cell table:number-columns-repeated="16377"/>
        </table:table-row>
        <table:table-row table:style-name="ro2">
          <table:table-cell office:value-type="string" table:style-name="ce2">
            <text:p>C84745</text:p>
          </table:table-cell>
          <table:table-cell office:value-type="string" table:style-name="ce2">
            <text:p>Send to a Friend Overlay</text:p>
          </table:table-cell>
          <table:table-cell office:value-type="string" table:style-name="ce2">
            <text:p>Send to a Friend</text:p>
          </table:table-cell>
          <table:table-cell office:value-type="string" table:style-name="ce2">
            <text:p>testcases.smoketest.category.TSendToFriendFromPDP</text:p>
          </table:table-cell>
          <table:table-cell office:value-type="string" table:style-name="ce2">
            <text:p>.Test this both when logged in and when not logged in.</text:p>
          </table:table-cell>
          <table:table-cell office:value-type="string" table:style-name="ce2">
            <text:p>1. Homepage -&gt; Select any category and its respective sub-category -&gt; Click on any of the product to view in detail -&gt; Select Send to a Friend at the bottom of the description.</text:p>
            <text:p>2. Click X.</text:p>
            <text:p>3. Select Send to a Friend -&gt; Cancel</text:p>
            <text:p>4. Login -&gt; Repeat step 1 -&gt; Click X and repeat the same by clicking Cancel.</text:p>
            <text:p>5. Again Click Send to a Friend -&gt; Preview</text:p>
            <text:p>6. Repeat step 4 by clicking Send</text:p>
            <text:p>7. Select Send to a Friend -&gt; Enter mandatory fields -&gt; Click Privacy Policy Link -&gt; Click <text:s/>X -&gt; Preview</text:p>
            <text:p>8. Select Cancel</text:p>
            <text:p>9. Repeat step 6 by selecting Send</text:p>
            <text:p>10. Select X or Close button</text:p>
          </table:table-cell>
          <table:table-cell office:value-type="string" table:style-name="ce2">
            <text:p>1. This opens the STAF overlay.</text:p>
            <text:p>2. Overlay will close.</text:p>
            <text:p>3. Overlay will close.</text:p>
            <text:p>4. The overlay will have your name and email address pre-populated and the overlay will close on click of cancel</text:p>
            <text:p>5. The fields that are mandatory will be gray filled.</text:p>
            <text:p>6. The fields that are mandatory will be gray filled.</text:p>
            <text:p>7. This opens privacy policy content in a separate overlay. Closing that overlay returns user to STAF overlay.</text:p>
            <text:p>8. The STAF overlay closes and the details of the product are not send to the friend</text:p>
            <text:p>9. The Send To A Friend confirmation pop up appears on the screen and an email is send to the email id entered in the STAF overlay.</text:p>
            <text:p>10. This closes that overlay and returns user to the PDP.</text:p>
          </table:table-cell>
          <table:table-cell table:number-columns-repeated="16377"/>
        </table:table-row>
        <table:table-row table:style-name="ro13">
          <table:table-cell office:value-type="string" table:style-name="ce2">
            <text:p>C84746</text:p>
          </table:table-cell>
          <table:table-cell office:value-type="string" table:style-name="ce2">
            <text:p>Send to a Friend Review</text:p>
          </table:table-cell>
          <table:table-cell office:value-type="string" table:style-name="ce2">
            <text:p>Send to a Friend</text:p>
          </table:table-cell>
          <table:table-cell office:value-type="string" table:style-name="ce2">
            <text:p>testcases.smoketest.category.TSendToFriendFromPDP</text:p>
          </table:table-cell>
          <table:table-cell office:value-type="string" table:style-name="ce2">
            <text:p>Go to a product detail page and click on 'Email Friend'.</text:p>
          </table:table-cell>
          <table:table-cell office:value-type="string" table:style-name="ce2">
            <text:p>1. Homepage -&gt; Select any category and its respective sub-category -&gt; Click on any of the product to view in detail -&gt; Select Send to a Friend at the bottom of the description.</text:p>
            <text:p>2. Click PREVIEW</text:p>
            <text:p>3. Click PREVIEW after all required information is filled in.</text:p>
            <text:p>4. Close this overlay by clicking on X or CANCEL.</text:p>
            <text:p>5. Repeat step 3 -&gt; EDIT</text:p>
            <text:p>6. Edit details -&gt; PREVIEW -&gt; SEND.</text:p>
            <text:p>7. Close confirmation overlay with X or CANCEL.</text:p>
            <text:p>8. Check email for the confirmation of the product details sent to the respective email id mentioned in the STAF overlay.</text:p>
          </table:table-cell>
          <table:table-cell office:value-type="string" table:style-name="ce2">
            <text:p>1. The user can see the STAF overlay</text:p>
            <text:p>2. This will display error messages for all required fields.</text:p>
            <text:p>3. This will display the PREVIEW overlay and check if all the details are same as entered.</text:p>
            <text:p>4. The STAF overlay is closed.</text:p>
            <text:p>5. This user is first take to the PREVIEW overlay and then back to the edit overlay on click of EDIT.</text:p>
            <text:p>6. This sends the message and shows a confirmation overlay.</text:p>
            <text:p>7. This closes that overlay and the STAF overlay beneath it and returns user to the PDP.</text:p>
            <text:p>8. Email arrives with the correct information whether you have done<text:s/></text:p>
            <text:p>- send</text:p>
            <text:p>- preview - send</text:p>
            <text:p>- preview - edit - send</text:p>
          </table:table-cell>
          <table:table-cell table:number-columns-repeated="16377"/>
        </table:table-row>
        <table:table-row table:style-name="ro14">
          <table:table-cell office:value-type="string" table:style-name="ce2">
            <text:p>C85043</text:p>
          </table:table-cell>
          <table:table-cell office:value-type="string" table:style-name="ce2">
            <text:p>Add Items to Gift Registry</text:p>
          </table:table-cell>
          <table:table-cell office:value-type="string" table:style-name="ce2">
            <text:p>Gift Registry</text:p>
          </table:table-cell>
          <table:table-cell office:value-type="string" table:style-name="ce2">
            <text:p>testcases.smoketest.giftregistry.TAddProductToNewGiftRegistry</text:p>
          </table:table-cell>
          <table:table-cell office:value-type="string" table:style-name="ce2">
            <text:p>User with valid Login credentials with saved addresses.</text:p>
          </table:table-cell>
          <table:table-cell office:value-type="string" table:style-name="ce2">
            <text:p>1. Homepage -&gt; Select GIFT REGISTRY link in the header section</text:p>
            <text:p>2. Enter valid Login credentials (EMAIL ADDRESS &amp; PASSWORD) -&gt; LOGIN</text:p>
            <text:p>3. NEW REGISTRY</text:p>
            <text:p>4. Click CONTINUE without entering any details</text:p>
            <text:p>5. Enter invalid data in all the mandatory fields -&gt; CONTINUE</text:p>
            <text:p><text:s text:c="3"/>- Enter invalid date in the EVENT DATE field</text:p>
            <text:p><text:s text:c="3"/>- Erase the pre-existing email id and enter an invalid id</text:p>
            <text:p>6. Enter valid details in all the mandatory fields -&gt; CONTINUE</text:p>
            <text:p>7. Select an option from the SELECT FROM SAVED ADDRESSES drop box.</text:p>
            <text:p>8. Select the check box mentioning USE THIS ADDRESS FOR POST SHIPPING -&gt; CONTINUE</text:p>
            <text:p>9. SUBMIT</text:p>
            <text:p>10. ADD ITEMS -&gt; Select different mandatory attribute for a VARIATION PRODUCT belonging to a particular category and its respective sub category. -&gt; ADD TO GIFT REGISTRY</text:p>
            <text:p>11. Click GIFT REGISTRY link in the header section of the page</text:p>
            <text:p>12. Select event name for the above created Gift Registry</text:p>
            <text:p>13. Click different tabs such as EVENT INFO, SHIPPING INFO, PURCHASES and REGISTRY one by one</text:p>
          </table:table-cell>
          <table:table-cell office:value-type="string" table:style-name="ce2">
            <text:p>at 1) The user is directed to the Gift Registry Login page</text:p>
            <text:p>at 2) The user is logged in into his account and the user is directed to the GIFT REGISTRY PAGE</text:p>
            <text:p>at 3) the Gift Registry page is opened</text:p>
            <text:p>at 4) The mandatory fields are red filled and the user is on the same page</text:p>
            <text:p>at 5) The incorrect fields are red filled with appropriate error messages displayed below the fields</text:p>
            <text:p>at 6) The user is directed to the Pre-Event Shipping page</text:p>
            <text:p>at 7) All the details are filled automatically on selecting the pre saved address</text:p>
            <text:p>at 8) The user is taken to the Event Information page which mentions all the details entered appropriately</text:p>
            <text:p>at 10)The user is directed to the HOMEPAGE</text:p>
            <text:p>at 11)The items are added to the GIFT REGISTRY and the user is directed to the " Select the Gift Registry to add the product to "</text:p>
            <text:p>at 12)The user is taken to the details page of the GIFT REGISTRY</text:p>
            <text:p>at 13)The user is taken to the appropriate page</text:p>
            <text:p/>
          </table:table-cell>
          <table:table-cell table:number-columns-repeated="16377"/>
        </table:table-row>
        <table:table-row table:style-name="ro15">
          <table:table-cell office:value-type="string" table:style-name="ce2">
            <text:p>C85044</text:p>
          </table:table-cell>
          <table:table-cell office:value-type="string" table:style-name="ce2">
            <text:p>Add Items to Gift Registry and Order</text:p>
          </table:table-cell>
          <table:table-cell office:value-type="string" table:style-name="ce2">
            <text:p>Gift Registry</text:p>
          </table:table-cell>
          <table:table-cell office:value-type="string" table:style-name="ce2">
            <text:p>testcases.smoketest.giftregistry.TAddProductToNewGiftRegistryAndOrder</text:p>
          </table:table-cell>
          <table:table-cell office:value-type="string" table:style-name="ce2">
            <text:p>User with valid Login credentials with saved addresses.</text:p>
          </table:table-cell>
          <table:table-cell office:value-type="string" table:style-name="ce2">
            <text:p>1. Homepage -&gt; Select GIFT REGISTRY link in the header section</text:p>
            <text:p>2. Enter valid Login credentials (EMAIL ADDRESS &amp; PASSWORD) -&gt; LOGIN</text:p>
            <text:p>3. NEW REGISTRY</text:p>
            <text:p>4. Click CONTINUE without entering any details</text:p>
            <text:p>5. Enter invalid data in all the mandatory fields -&gt; CONTINUE</text:p>
            <text:p><text:s text:c="2"/>.Enter invalid date in the EVENT DATE field</text:p>
            <text:p><text:s text:c="2"/>.Erase the pre-existing email id and enter an invalid id</text:p>
            <text:p>6. Enter valid details in all the mandatory fields -&gt; CONTINUE</text:p>
            <text:p>7. Select an option from the SELECT FROM SAVED ADDRESSES drop box.</text:p>
            <text:p>8. Select the check box mentioning USE THIS ADDRESS FOR POST SHIPPING -&gt; CONTINUE</text:p>
            <text:p>9. SUBMIT<text:s/></text:p>
            <text:p>10. ADD ITEMS -&gt; Select different mandatory attribute for a VARIATION PRODUCT belonging to a particular category and its respective sub category. -&gt; ADD TO GIFT REGISTRY</text:p>
            <text:p>11. Click GIFT REGISTRY link in the header section of the page</text:p>
            <text:p>12. Select event name for the above created Gift Registry</text:p>
            <text:p>13. Click different tabs such as EVENT INFO, SHIPPING INFO, PURCHASES and REGISTRY one by one</text:p>
            <text:p>14. Click on the Registry tab -&gt; ADD TO CART -&gt; CART</text:p>
            <text:p>15. CHECKOUT -&gt; Select or Enter a Shipping Address -&gt; CONTINUE -&gt; Select or Enter a Billing Address and Select Payment Method -&gt; CONTINUE -&gt; SUBMIT ORDER</text:p>
            <text:p/>
            <text:p/>
          </table:table-cell>
          <table:table-cell office:value-type="string" table:style-name="ce2">
            <text:p>at 1) The user is directed to the Gift Registry Login page</text:p>
            <text:p>at 2) The user is logged in into his account and the user is directed to the GIFT REGISTRY PAGE</text:p>
            <text:p>at 3) the Gift Registry page is opened</text:p>
            <text:p>at 4) The mandatory fields are red filled and the user is on the same page</text:p>
            <text:p>at 5) The incorrect fields are red filled with appropriate error messages displayed below the fields</text:p>
            <text:p>at 6) The user is directed to the Pre-Event Shipping page</text:p>
            <text:p>at 7) All the details are filled automatically on selecting the pre saved address</text:p>
            <text:p>at 8) The user is taken to the Event Information page which mentions all the details entered appropriately</text:p>
            <text:p>at 10)The user is directed to the HOMEPAGE</text:p>
            <text:p>at 11)The items are added to the GIFT REGISTRY and the user is directed to the " Select the Gift Registry to add the product to "</text:p>
            <text:p>at 12)The user is taken to the details page of the GIFT REGISTRY</text:p>
            <text:p>at 13)The user is taken to the appropriate page</text:p>
            <text:p>at 14)The item is added to the cart and the item is ordered and the user is directed to the order details page.</text:p>
          </table:table-cell>
          <table:table-cell table:number-columns-repeated="16377"/>
        </table:table-row>
        <table:table-row table:style-name="ro2">
          <table:table-cell office:value-type="string" table:style-name="ce2">
            <text:p>C84771</text:p>
          </table:table-cell>
          <table:table-cell office:value-type="string" table:style-name="ce2">
            <text:p>User Information in Header</text:p>
          </table:table-cell>
          <table:table-cell office:value-type="string" table:style-name="ce2">
            <text:p>Header | Global Navigation | Footer</text:p>
          </table:table-cell>
          <table:table-cell office:value-type="string" table:style-name="ce2">
            <text:p>testcases.smoketest.header.TUserInformation</text:p>
          </table:table-cell>
          <table:table-cell table:style-name="ce2"/>
          <table:table-cell office:value-type="string" table:style-name="ce2">
            <text:p>1. Open startpage as anonymous user.</text:p>
            <text:p>2. Login</text:p>
            <text:p>3. Click on (not &lt;Name&gt;?)</text:p>
            <text:p>4. Login with checked remember me box. Close page. Open Page again.</text:p>
            <text:p>5. Click on (please login)</text:p>
            <text:p>6. Enter correct password</text:p>
            <text:p>7. Repeat step 4 and click on (not &lt;Name&gt;?) afterwards</text:p>
            <text:p>8. Check all states at different pages.</text:p>
          </table:table-cell>
          <table:table-cell office:value-type="string" table:style-name="ce2">
            <text:p>1. User has the option to login or to register.</text:p>
            <text:p>2. An authenticated user sees "Welcome Back: &lt;Name&gt; | (not &lt;Name&gt;?)"</text:p>
            <text:p>3. For authenticated user, clicking on "(not &lt;Name&gt;?)" logs user out.</text:p>
            <text:p>4. An unauthenticated user sees "Welcome Back: &lt;Name&gt; (please login) | (not &lt;Name&gt;?)"</text:p>
            <text:p>5. For unauthenticated user, clicking on "(please log in)" takes user to login intercept page to enter password.</text:p>
            <text:p>6. Unauthenticated user changes to authenitcated user with "Welcome Back: &lt;Name&gt; | (not &lt;Name&gt;?)" in the header.</text:p>
            <text:p>7. For unauthenticated user, clicking on "(not &lt;Name&gt;?)" logs user out.</text:p>
            <text:p>8. The authenticated/unauthenticated/guest options are persistent throughout the site, always displaying in the header.</text:p>
          </table:table-cell>
          <table:table-cell table:number-columns-repeated="16377"/>
        </table:table-row>
        <table:table-row table:style-name="ro16">
          <table:table-cell office:value-type="string" table:style-name="ce2">
            <text:p>C84778</text:p>
          </table:table-cell>
          <table:table-cell office:value-type="string" table:style-name="ce2">
            <text:p>Contact Us Form</text:p>
          </table:table-cell>
          <table:table-cell office:value-type="string" table:style-name="ce2">
            <text:p>Customer Service</text:p>
          </table:table-cell>
          <table:table-cell office:value-type="string" table:style-name="ce2">
            <text:p>testcases.smoketest.homepage.TCheckContactUsForm</text:p>
          </table:table-cell>
          <table:table-cell table:style-name="ce2"/>
          <table:table-cell office:value-type="string" table:style-name="ce2">
            <text:p>1. Click 'contact us' in the footer.</text:p>
            <text:p>2. Click Submit without entering any details.</text:p>
            <text:p>3. Enter invalid email -&gt; Submit.</text:p>
            <text:p>4. Enter correct details in all the mandatory fields and other fields -&gt; Submit</text:p>
            <text:p/>
          </table:table-cell>
          <table:table-cell office:value-type="string" table:style-name="ce2">
            <text:p>1. User directed to the Contact Us form page.</text:p>
            <text:p>2. The mandatory fields are grey filled.</text:p>
            <text:p>3. Appropriate error message mentioning " The email address is invalid " is displayed.</text:p>
            <text:p>4. User directed to the confirmation page and an email confirmation is received at the given E-mail ID mentioning the details of the form submitted.</text:p>
          </table:table-cell>
          <table:table-cell table:number-columns-repeated="16377"/>
        </table:table-row>
        <table:table-row table:style-name="ro8">
          <table:table-cell office:value-type="string" table:style-name="ce2">
            <text:p>C84776</text:p>
          </table:table-cell>
          <table:table-cell office:value-type="string" table:style-name="ce2">
            <text:p>Footer</text:p>
          </table:table-cell>
          <table:table-cell office:value-type="string" table:style-name="ce2">
            <text:p>Header | Global Navigation | Footer</text:p>
          </table:table-cell>
          <table:table-cell office:value-type="string" table:style-name="ce2">
            <text:p>testcases.smoketest.homepage.THomepageGeneral</text:p>
          </table:table-cell>
          <table:table-cell table:style-name="ce2"/>
          <table:table-cell office:value-type="string" table:style-name="ce2">
            <text:p>1. Click on different links on homepage and browse through them.</text:p>
            <text:p>2. Check content-asset of the links.</text:p>
            <text:p>3. Test all links in the footer.</text:p>
            <text:p>4. Proofread text in the footer for typos.</text:p>
            <text:p/>
          </table:table-cell>
          <table:table-cell office:value-type="string" table:style-name="ce2">
            <text:p>1. The footer is persistent throughout the site.</text:p>
            <text:p>2. Links are in the content asset 'footer-copy'.</text:p>
            <text:p>3. User directed to their respective page.</text:p>
            <text:p>4. No misspellings.</text:p>
            <text:p/>
          </table:table-cell>
          <table:table-cell table:number-columns-repeated="16377"/>
        </table:table-row>
        <table:table-row table:style-name="ro5">
          <table:table-cell office:value-type="string" table:style-name="ce2">
            <text:p>C84757</text:p>
          </table:table-cell>
          <table:table-cell office:value-type="string" table:style-name="ce2">
            <text:p>Homepage, General</text:p>
          </table:table-cell>
          <table:table-cell office:value-type="string" table:style-name="ce2">
            <text:p>Homepage</text:p>
          </table:table-cell>
          <table:table-cell office:value-type="string" table:style-name="ce2">
            <text:p>testcases.smoketest.homepage.THomepageGeneral</text:p>
          </table:table-cell>
          <table:table-cell table:style-name="ce2"/>
          <table:table-cell office:value-type="string" table:style-name="ce2">
            <text:p>1. Test all links on the page, in all the slots, on all the carousel images. (Header and footer tested elsewhere -- this is just about the homepage).</text:p>
            <text:p>2. Proofread any text on the page.</text:p>
          </table:table-cell>
          <table:table-cell office:value-type="string" table:style-name="ce2">
            <text:p>1. All is working and linked as expected.</text:p>
            <text:p>2. Text is correct.</text:p>
          </table:table-cell>
          <table:table-cell table:number-columns-repeated="16377"/>
        </table:table-row>
        <table:table-row table:style-name="ro12">
          <table:table-cell office:value-type="string" table:style-name="ce2">
            <text:p>C84773</text:p>
          </table:table-cell>
          <table:table-cell office:value-type="string" table:style-name="ce2">
            <text:p>Cart in Header</text:p>
          </table:table-cell>
          <table:table-cell office:value-type="string" table:style-name="ce2">
            <text:p>Header | Global Navigation | Footer</text:p>
          </table:table-cell>
          <table:table-cell office:value-type="string" table:style-name="ce2">
            <text:p>testcases.smoketest.minicart.TProductDisplay</text:p>
          </table:table-cell>
          <table:table-cell office:value-type="string" table:style-name="ce2">
            <text:p>You will need a product-level and order-level promotion set up to test step #3. Time to set these up is not included in estimated time for the test case.</text:p>
          </table:table-cell>
          <table:table-cell office:value-type="string" table:style-name="ce2">
            <text:p>1. Add products to the cart.</text:p>
            <text:p>2. Add a product with quantity &gt; 1.</text:p>
            <text:p>3. Add product with product level promotion to the cart. And activate the order-level-promotion.</text:p>
          </table:table-cell>
          <table:table-cell office:value-type="string" table:style-name="ce2">
            <text:p>1. The number by the cart icon displays the number of total units in the cart.</text:p>
            <text:p>2. If a line item has a quantity greater than one, the quantity is counted as the number of units.</text:p>
            <text:p>3. The cart total represents the merchandise total of all products, minus any implicit or system-generated promotional discounts. Shipping and Tax are not included in the total here.</text:p>
          </table:table-cell>
          <table:table-cell table:number-columns-repeated="16377"/>
        </table:table-row>
        <table:table-row table:style-name="ro7">
          <table:table-cell office:value-type="string" table:style-name="ce2">
            <text:p>C84725</text:p>
          </table:table-cell>
          <table:table-cell office:value-type="string" table:style-name="ce2">
            <text:p>Mini-Cart: Opening and Closing</text:p>
          </table:table-cell>
          <table:table-cell office:value-type="string" table:style-name="ce2">
            <text:p>Mini-Cart</text:p>
          </table:table-cell>
          <table:table-cell office:value-type="string" table:style-name="ce2">
            <text:p>testcases.smoketest.minicart.TProductDisplay</text:p>
          </table:table-cell>
          <table:table-cell table:style-name="ce2"/>
          <table:table-cell office:value-type="string" table:style-name="ce2">
            <text:p>1. Add a product to the cart.</text:p>
            <text:p>2. Mouse on a opened mini cart fly out.</text:p>
            <text:p>3. Mouse over the cart text in the header (when mini cart is not shown)</text:p>
          </table:table-cell>
          <table:table-cell office:value-type="string" table:style-name="ce2">
            <text:p>1.<text:s/></text:p>
            <text:p>* The mini-cart automatically opens and updates its value when the customer adds a product to the shopping cart.</text:p>
            <text:p>* The mini-cart closes automatically after five seconds.</text:p>
            <text:p>2. Keeping the mouse cursor within the mini-cart keeps it from closing.</text:p>
            <text:p>3.<text:s/></text:p>
            <text:p>* The mini-cart appears -- if there are items in the cart.</text:p>
            <text:p>* If there are no items in the cart, the mouseover state is disabled.</text:p>
          </table:table-cell>
          <table:table-cell table:number-columns-repeated="16377"/>
        </table:table-row>
        <table:table-row table:style-name="ro17">
          <table:table-cell office:value-type="string" table:style-name="ce2">
            <text:p>C84726</text:p>
          </table:table-cell>
          <table:table-cell office:value-type="string" table:style-name="ce2">
            <text:p>Mini-Cart: Product Display</text:p>
          </table:table-cell>
          <table:table-cell office:value-type="string" table:style-name="ce2">
            <text:p>Mini-Cart</text:p>
          </table:table-cell>
          <table:table-cell office:value-type="string" table:style-name="ce2">
            <text:p>testcases.smoketest.minicart.TProductDisplay</text:p>
          </table:table-cell>
          <table:table-cell table:style-name="ce2"/>
          <table:table-cell office:value-type="string" table:style-name="ce2">
            <text:p>1. Add four products to the cart.</text:p>
            <text:p>2. Add more then four items to the cart.</text:p>
            <text:p>3. Add another product.</text:p>
            <text:p>4. Add product set tot he cart.</text:p>
            <text:p>5. Add product bundle to the cart.</text:p>
          </table:table-cell>
          <table:table-cell office:value-type="string" table:style-name="ce2">
            <text:p>1. The visible mini-cart shows four items.</text:p>
            <text:p>2. A scroll bar appears in the product area if more than four products appear in the cart.</text:p>
            <text:p>3.<text:s/></text:p>
            <text:p>* A newly added product appears on top of the list.</text:p>
            <text:p>* A newly added product appears with name, quantity, product total, variations and the product image displayed.</text:p>
            <text:p>* For all items after the top, the product image is collapsed. User can expand the display to see the complete information.</text:p>
            <text:p>4. Product set appears correctly in the mini-cart.</text:p>
            <text:p>5. Product bundle appears correctly in the mini-cart.</text:p>
          </table:table-cell>
          <table:table-cell table:number-columns-repeated="16377"/>
        </table:table-row>
        <table:table-row table:style-name="ro7">
          <table:table-cell office:value-type="string" table:style-name="ce2">
            <text:p>C84727</text:p>
          </table:table-cell>
          <table:table-cell office:value-type="string" table:style-name="ce2">
            <text:p>Mini-Cart: Items and Subtotal Display</text:p>
          </table:table-cell>
          <table:table-cell office:value-type="string" table:style-name="ce2">
            <text:p>Mini-Cart</text:p>
          </table:table-cell>
          <table:table-cell office:value-type="string" table:style-name="ce2">
            <text:p>testcases.smoketest.minicart.TProductDisplay</text:p>
          </table:table-cell>
          <table:table-cell table:style-name="ce2"/>
          <table:table-cell office:value-type="string" table:style-name="ce2">
            <text:p>1. Add different products to the cart and open mini cart flyout.</text:p>
          </table:table-cell>
          <table:table-cell office:value-type="string" table:style-name="ce2">
            <text:p>1.<text:s/></text:p>
            <text:p>* The subtotal that displays is the aggregate subtotal of all the items in the cart.</text:p>
            <text:p>* The subtotal does not include tax or shipping.</text:p>
            <text:p>* The number of items represents the quantity of items. (For example, if there are two items, one with a quantity of 2, then the quantity displayed is 3.)</text:p>
            <text:p>* A bonus is not counted towards the quantity.</text:p>
            <text:p>* Product sets are displayed correctly.</text:p>
            <text:p>* Product bundles are display correctly. Note that a product bundle is one product (when testing the item total display).</text:p>
          </table:table-cell>
          <table:table-cell table:number-columns-repeated="16377"/>
        </table:table-row>
        <table:table-row table:style-name="ro11">
          <table:table-cell office:value-type="string" table:style-name="ce2">
            <text:p>C85045</text:p>
          </table:table-cell>
          <table:table-cell office:value-type="string" table:style-name="ce2">
            <text:p>Multiple Shipment with Registered User</text:p>
          </table:table-cell>
          <table:table-cell office:value-type="string" table:style-name="ce2">
            <text:p>Checkout - Retuning Customer</text:p>
          </table:table-cell>
          <table:table-cell office:value-type="string" table:style-name="ce2">
            <text:p>testcases.smoketest.multipleshipment.TPurchaseWithMultipleShipmentAsRegisteredUser</text:p>
          </table:table-cell>
          <table:table-cell office:value-type="string" table:style-name="ce2">
            <text:p>Multi-shipment must be enabled.</text:p>
          </table:table-cell>
          <table:table-cell office:value-type="string" table:style-name="ce2">
            <text:p>1 create new user with addresses and credit card</text:p>
            <text:p>2 add product with quantity 2 to cart</text:p>
            <text:p>3 open cart</text:p>
            <text:p>4 start multiple checkout</text:p>
            <text:p>5 check that procut line item is splittet in two line items</text:p>
            <text:p>6 ship products to different addresses with different shipping methods</text:p>
            <text:p>7 place order</text:p>
            <text:p/>
          </table:table-cell>
          <table:table-cell office:value-type="string" table:style-name="ce2">
            <text:p>@ 5 check that product line item is split in two line items</text:p>
            <text:p>@ 7 Order is confirmed to different addresses.</text:p>
          </table:table-cell>
          <table:table-cell table:number-columns-repeated="16377"/>
        </table:table-row>
        <table:table-row table:style-name="ro17">
          <table:table-cell office:value-type="string" table:style-name="ce2">
            <text:p>C84737</text:p>
          </table:table-cell>
          <table:table-cell office:value-type="string" table:style-name="ce2">
            <text:p>Add Credit Card</text:p>
          </table:table-cell>
          <table:table-cell office:value-type="string" table:style-name="ce2">
            <text:p>Payment</text:p>
          </table:table-cell>
          <table:table-cell office:value-type="string" table:style-name="ce2">
            <text:p>testcases.smoketest.myaccount.TChangePaymentData</text:p>
          </table:table-cell>
          <table:table-cell office:value-type="string" table:style-name="ce2">
            <text:p>Note that credit cards have to be set up correctly in the Business Manager to display on the storefront, and that Discover is usually not enabled for Canada.</text:p>
            <text:p/>
            <text:p>Test credit card numbers:</text:p>
            <text:p>http://www.paypalobjects.com/en_US/vhelp/paypalmanager_help/credit_card_numbers.htm</text:p>
          </table:table-cell>
          <table:table-cell office:value-type="string" table:style-name="ce2">
            <text:p>1. LOGIN -&gt; ADD TO CART -&gt; CART -&gt; CHECKOUT -&gt; ENTER OR SELECT A SHIPPING ADDRESS and SELECT SHIPPING METHOD -&gt; CONTINUE -&gt; SELECT OR ENTER A BILLING ADDRESS<text:s/></text:p>
            <text:p>2. Select a payment method : Select Credit card</text:p>
            <text:p>3. Enter invalid data in the mandatory fields:</text:p>
            <text:p><text:s text:c="4"/>- credit cards type/number mismatch</text:p>
            <text:p><text:s text:c="4"/>- expired cards</text:p>
            <text:p><text:s text:c="4"/>- invalid credit card numbers</text:p>
            <text:p><text:s text:c="4"/>- invalid Security code</text:p>
            <text:p>4. Enter Valid Data in all the mandatory fields -&gt; Check the field for SAVE THIS CARD</text:p>
            <text:p>5. CONTINUE -&gt; SUBMIT ORDER</text:p>
            <text:p>6. Repeat Step 1 -&gt; Confirm in the SELECT A CREDIT<text:s/></text:p>
            <text:p/>
          </table:table-cell>
          <table:table-cell office:value-type="string" table:style-name="ce2">
            <text:p>at 1) The user is directed to the payments page</text:p>
            <text:p>at 2) On selection of Credit card option, the overlay mentioning various fields to enter the card details appears on the screen.</text:p>
            <text:p>at 3) Appropriate error messages are displayed on entering incorrect information</text:p>
            <text:p>at 4) The card is saved in the user's profile</text:p>
            <text:p>at 5) The card is saved in the user's profile and the order is confirmed and an email confirmation is sent to the user</text:p>
            <text:p>at 6) The user can see the credit card information saved and the option of selecting that card in the drop down.</text:p>
            <text:p/>
          </table:table-cell>
          <table:table-cell table:number-columns-repeated="16377"/>
        </table:table-row>
        <table:table-row table:style-name="ro9">
          <table:table-cell office:value-type="string" table:style-name="ce2">
            <text:p>C84676</text:p>
          </table:table-cell>
          <table:table-cell office:value-type="string" table:style-name="ce2">
            <text:p>Personal Information</text:p>
          </table:table-cell>
          <table:table-cell office:value-type="string" table:style-name="ce2">
            <text:p>Personal Information</text:p>
          </table:table-cell>
          <table:table-cell office:value-type="string" table:style-name="ce2">
            <text:p>testcases.smoketest.myaccount.TChangePersonalData</text:p>
          </table:table-cell>
          <table:table-cell office:value-type="string" table:style-name="ce2">
            <text:p>. Already created account with login credentials</text:p>
          </table:table-cell>
          <table:table-cell office:value-type="string" table:style-name="ce2">
            <text:p>1. LOGIN -&gt; Click Remember Me -&gt; Enter correct credentials i.e. valid Email Address and the respective password -&gt; Login</text:p>
            <text:p>2. Select Personal Data from the left grid or from the center</text:p>
            <text:p>3. Enter incorrect email in Confirm email and enter a valid password in Password field and reenter the same password in the Confirm Password field</text:p>
            <text:p>4. Click See Privacy Policy</text:p>
            <text:p>5. Click X to close the Privacy Policy pop up -&gt; Apply</text:p>
            <text:p>6. Enter a password in the Password filed and incorrect Password in Confirm Password field and enter a valid email in Email field and reenter the same Email in the Confirm Email field -&gt; Apply</text:p>
            <text:p>7. Enter valid email and password and confirm them by entering the same in the respective confirm fields -&gt; Apply</text:p>
            <text:p>8) Logout and Login again with the new credentials</text:p>
            <text:p/>
          </table:table-cell>
          <table:table-cell office:value-type="string" table:style-name="ce2">
            <text:p>at 1) User directed to its respective My Account page.</text:p>
            <text:p>at 2) User directed to Edit Account page with the following fields already filled - First Name, Last Name and Email</text:p>
            <text:p>at 4) See Privacy Policy pop up appears on the screen</text:p>
            <text:p>at 5) The pop up is closed and an error message mentioning " The email address is invalid " appears.</text:p>
            <text:p>at 6) An error message mentioning " Does not match password " is displayed</text:p>
            <text:p>at 7) The credentials are successfully changed and saved.</text:p>
            <text:p>at 8) Successfully login using the new credentials</text:p>
            <text:p/>
          </table:table-cell>
          <table:table-cell table:number-columns-repeated="16377"/>
        </table:table-row>
        <table:table-row table:style-name="ro7">
          <table:table-cell office:value-type="string" table:style-name="ce2">
            <text:p>C84708</text:p>
          </table:table-cell>
          <table:table-cell office:value-type="string" table:style-name="ce2">
            <text:p>Add Address</text:p>
          </table:table-cell>
          <table:table-cell office:value-type="string" table:style-name="ce2">
            <text:p>Addresses</text:p>
          </table:table-cell>
          <table:table-cell office:value-type="string" table:style-name="ce2">
            <text:p>testcases.smoketest.myaccount.TCheckAddressManagement</text:p>
          </table:table-cell>
          <table:table-cell office:value-type="string" table:style-name="ce2">
            <text:p>. Already Registered user with login credentials.</text:p>
            <text:p/>
            <text:p>Notes:</text:p>
            <text:p/>
            <text:p>See [C18225] for testing non-US addresses.</text:p>
          </table:table-cell>
          <table:table-cell office:value-type="string" table:style-name="ce2">
            <text:p>1. Login -&gt; Addresses -&gt; Create New Address</text:p>
            <text:p>2. Enter the required fields and Click the X button on the Add Address popup</text:p>
            <text:p>3. Enter unique Address Name and enter data in all the other required fields -&gt; Cancel</text:p>
            <text:p>4. Enter already used Address Name and enter data in all the other required fields -&gt; Apply</text:p>
            <text:p>5. Enter unique Address Name and enter data in all the other required fields with appropriate Zip code and City-&gt; Apply</text:p>
            <text:p>- Confirm that 5-digit zip codes and ZIP+4 (12345-6789) accepted for US addresses.</text:p>
            <text:p/>
          </table:table-cell>
          <table:table-cell office:value-type="string" table:style-name="ce2">
            <text:p>at 1) Add Address pop up opens up on the screen.</text:p>
            <text:p>at 2) The Add Address pop up closes and no new address is added to the list.</text:p>
            <text:p>at 3) The Add Address pop up closes and no new address is added to the list.</text:p>
            <text:p>at 4) An error message is displayed mentioning " You're already using this Address Name".</text:p>
            <text:p>at 5) The Add Address popup closes and the address is successfully added to the address list.</text:p>
          </table:table-cell>
          <table:table-cell table:number-columns-repeated="16377"/>
        </table:table-row>
        <table:table-row table:style-name="ro18">
          <table:table-cell office:value-type="string" table:style-name="ce2">
            <text:p>C84722</text:p>
          </table:table-cell>
          <table:table-cell office:value-type="string" table:style-name="ce2">
            <text:p>Create Account</text:p>
          </table:table-cell>
          <table:table-cell office:value-type="string" table:style-name="ce2">
            <text:p>Login/Register</text:p>
          </table:table-cell>
          <table:table-cell office:value-type="string" table:style-name="ce2">
            <text:p>testcases.smoketest.myaccount.TRegisterUser</text:p>
          </table:table-cell>
          <table:table-cell office:value-type="string" table:style-name="ce2">
            <text:p>Click on REGISTER in the header to get to the account creation page.</text:p>
          </table:table-cell>
          <table:table-cell office:value-type="string" table:style-name="ce2">
            <text:p>1. Click on REGISTER in the header to get to the account creation page.</text:p>
            <text:p>3. Enter only First and Last Name -&gt; Apply.<text:s/></text:p>
            <text:p>4. Enter the Email in the email field and confirm the Email by repeating the same Email in the Confirm Email field.</text:p>
            <text:p>(Make sure less common TLDs work, such as .de, not just .com.)</text:p>
            <text:p>5. Enter the password in the password field and confirm the password by repeating the same password in the Confirm password field.</text:p>
            <text:p>6. Click on the See Privacy Policy link</text:p>
            <text:p>7. Click the cross button on the pop up</text:p>
            <text:p>8. Apply</text:p>
            <text:p/>
          </table:table-cell>
          <table:table-cell office:value-type="string" table:style-name="ce2">
            <text:p>at 1) Create Account page appears.</text:p>
            <text:p>at 2) Confirm fields that are required displays gray-filled for if left blank.</text:p>
            <text:p>at 3) User sees Platform displays gray-filled for required fields left blank.</text:p>
            <text:p>at 5) A See Privacy Policy pop up appears on the screen.</text:p>
            <text:p>at 6) The See Privacy Policy pop is closed.</text:p>
            <text:p>at 7) If all the credentials are correct, the user is directed to its respective account page.</text:p>
          </table:table-cell>
          <table:table-cell table:number-columns-repeated="16377"/>
        </table:table-row>
        <table:table-row table:style-name="ro19">
          <table:table-cell office:value-type="string" table:style-name="ce2">
            <text:p>C84710</text:p>
          </table:table-cell>
          <table:table-cell office:value-type="string" table:style-name="ce2">
            <text:p>PDP: General Information</text:p>
          </table:table-cell>
          <table:table-cell office:value-type="string" table:style-name="ce2">
            <text:p>Product Details</text:p>
          </table:table-cell>
          <table:table-cell office:value-type="string" table:style-name="ce2">
            <text:p>testcases.smoketest.pdp.TGeneralInformation</text:p>
          </table:table-cell>
          <table:table-cell office:value-type="string" table:style-name="ce2">
            <text:p>Note:</text:p>
            <text:p/>
            <text:p>This just covers a few elements that are the same on all PDPs. Other test cases cover specific parts and variations for master/variant products, product sets, etc.</text:p>
          </table:table-cell>
          <table:table-cell office:value-type="string" table:style-name="ce2">
            <text:p>1. HOMEPAGE -&gt; Select a particular category and its respective sub-category and select one of the products displayed under it.</text:p>
            <text:p>2. Select a product by clicking on the LINK BELOW THE IMAGE.</text:p>
            <text:p>3. Click on the various images under the ALTERNATE VIEWS section.</text:p>
            <text:p>4. Click + i.e. SHARE option.</text:p>
            <text:p>5. Click on the Facebook icon.</text:p>
          </table:table-cell>
          <table:table-cell office:value-type="string" table:style-name="ce2">
            <text:p>at 1) All the products belonging to that particular category and its respective sub category is displayed on the screen</text:p>
            <text:p>at 2)The PRODUCT DETAILS PAGE is displayed</text:p>
            <text:p>* The product name is displayed.</text:p>
            <text:p>* The product ID is displayed.</text:p>
            <text:p>* The product image is displayed.</text:p>
            <text:p>* Attributes associated with the product are displayed.</text:p>
            <text:p>* If a product has more than one image associated with it, then thumbnail images appear below the main image.</text:p>
            <text:p>at 3) Image is loaded as main image.</text:p>
            <text:p>at 4) The Share pop up appears on the screen</text:p>
            <text:p>at 5) On click of this icon, a new window is opened mentioning SHARE THIS LINK.</text:p>
          </table:table-cell>
          <table:table-cell table:number-columns-repeated="16377"/>
        </table:table-row>
        <table:table-row table:style-name="ro7">
          <table:table-cell office:value-type="string" table:style-name="ce2">
            <text:p>C84711</text:p>
          </table:table-cell>
          <table:table-cell office:value-type="string" table:style-name="ce2">
            <text:p>PDP: Recommendations Carousel</text:p>
          </table:table-cell>
          <table:table-cell office:value-type="string" table:style-name="ce2">
            <text:p>Product Details</text:p>
          </table:table-cell>
          <table:table-cell office:value-type="string" table:style-name="ce2">
            <text:p>testcases.smoketest.pdp.TRecommendationsCarousel</text:p>
          </table:table-cell>
          <table:table-cell table:number-columns-repeated="2" table:style-name="ce2"/>
          <table:table-cell office:value-type="string" table:style-name="ce2">
            <text:p>1. Three products appear at one time.</text:p>
            <text:p>2. Carousel will hold as many products as are assigned as recommendations (type: Cross-Sell) in the Business Manager.</text:p>
            <text:p>3. Clicking the arrow moves the carousel by one product in that direction.</text:p>
            <text:p>4. If the customer mouses over the product display, a tooltip appears with a more detailed product display for that product (name, price, description).</text:p>
            <text:p>5. When the customer clicks the product thumbnail or product name, s/he is taken to the PDP for that product.</text:p>
          </table:table-cell>
          <table:table-cell table:number-columns-repeated="16377"/>
        </table:table-row>
        <table:table-row table:style-name="ro8">
          <table:table-cell office:value-type="string" table:style-name="ce2">
            <text:p>C130252</text:p>
          </table:table-cell>
          <table:table-cell office:value-type="string" table:style-name="ce2">
            <text:p>Product Grid Display: Product Bundle Pricing</text:p>
          </table:table-cell>
          <table:table-cell office:value-type="string" table:style-name="ce2">
            <text:p>Product Grid</text:p>
          </table:table-cell>
          <table:table-cell office:value-type="string" table:style-name="ce2">
            <text:p>testcases.smoketest.productgrid.TProductBundle</text:p>
          </table:table-cell>
          <table:table-cell office:value-type="string" table:style-name="ce2">
            <text:p>You will need a search that returns a variety of kinds of products:</text:p>
            <text:p>- product bundle</text:p>
            <text:p>- product bundle on sale</text:p>
            <text:p>- product bundle reduced by way of promotion</text:p>
          </table:table-cell>
          <table:table-cell office:value-type="string" table:style-name="ce2">
            <text:p>1.Open the PRODUCT DETAILS PAGE for a PRODUCT BUNDLE</text:p>
          </table:table-cell>
          <table:table-cell office:value-type="string" table:style-name="ce2">
            <text:p>at 1) Product bundles appear just like standard products, for</text:p>
            <text:p><text:s/>-regular price</text:p>
            <text:p><text:s/>-sale price</text:p>
            <text:p><text:s/>-promotion price</text:p>
          </table:table-cell>
          <table:table-cell table:number-columns-repeated="16377"/>
        </table:table-row>
        <table:table-row table:style-name="ro20">
          <table:table-cell office:value-type="string" table:style-name="ce2">
            <text:p>C130251</text:p>
          </table:table-cell>
          <table:table-cell office:value-type="string" table:style-name="ce2">
            <text:p>Product Grid Display: Product Set Pricing</text:p>
          </table:table-cell>
          <table:table-cell office:value-type="string" table:style-name="ce2">
            <text:p>Product Grid</text:p>
          </table:table-cell>
          <table:table-cell office:value-type="string" table:style-name="ce2">
            <text:p>testcases.smoketest.productgrid.TProductSet</text:p>
          </table:table-cell>
          <table:table-cell office:value-type="string" table:style-name="ce2">
            <text:p>You will need a search that returns kinds of products:</text:p>
            <text:p>- product set</text:p>
          </table:table-cell>
          <table:table-cell office:value-type="string" table:style-name="ce2">
            <text:p>1.Open the PRODUCT DETAILS PAGE for a PRODUCT SET</text:p>
          </table:table-cell>
          <table:table-cell office:value-type="string" table:style-name="ce2">
            <text:p>at 1) No price appears for product sets. Instead user sees 'Buy All or One'.</text:p>
          </table:table-cell>
          <table:table-cell table:number-columns-repeated="16377"/>
        </table:table-row>
        <table:table-row table:style-name="ro8">
          <table:table-cell office:value-type="string" table:style-name="ce2">
            <text:p>C130249</text:p>
          </table:table-cell>
          <table:table-cell office:value-type="string" table:style-name="ce2">
            <text:p>Product Grid Display: Standard Product Pricing</text:p>
          </table:table-cell>
          <table:table-cell office:value-type="string" table:style-name="ce2">
            <text:p>Product Grid</text:p>
          </table:table-cell>
          <table:table-cell office:value-type="string" table:style-name="ce2">
            <text:p>testcases.smoketest.productgrid.TStandardProduct</text:p>
          </table:table-cell>
          <table:table-cell office:value-type="string" table:style-name="ce2">
            <text:p>You will need a search that returns products:</text:p>
            <text:p>- standard</text:p>
            <text:p/>
            <text:p/>
            <text:p/>
          </table:table-cell>
          <table:table-cell office:value-type="string" table:style-name="ce2">
            <text:p>1.Open the PRODUCT DETAILS PAGE for a STANDARD PRODUCT</text:p>
          </table:table-cell>
          <table:table-cell office:value-type="string" table:style-name="ce2">
            <text:p>at 1) A standard product shows its list price.<text:s/></text:p>
            <text:p><text:s/>-A standard product on sale shows the original and the reduced price side by side. The original price is struck through.</text:p>
            <text:p/>
          </table:table-cell>
          <table:table-cell table:number-columns-repeated="16377"/>
        </table:table-row>
        <table:table-row table:style-name="ro5">
          <table:table-cell office:value-type="string" table:style-name="ce2">
            <text:p>C130253</text:p>
          </table:table-cell>
          <table:table-cell office:value-type="string" table:style-name="ce2">
            <text:p>Product Grid Display: Standard Product On Sale Pricing</text:p>
          </table:table-cell>
          <table:table-cell office:value-type="string" table:style-name="ce2">
            <text:p>Product Grid</text:p>
          </table:table-cell>
          <table:table-cell office:value-type="string" table:style-name="ce2">
            <text:p>testcases.smoketest.productgrid.TStandardProductOnSale</text:p>
          </table:table-cell>
          <table:table-cell office:value-type="string" table:style-name="ce2">
            <text:p>You will need a search that returns a variety of kinds of products:</text:p>
            <text:p>- standard product on sale</text:p>
          </table:table-cell>
          <table:table-cell office:value-type="string" table:style-name="ce2">
            <text:p>1.Open the PRODUCT DETAILS PAGE for a STANDARD PRODUCT On Sale.</text:p>
          </table:table-cell>
          <table:table-cell office:value-type="string" table:style-name="ce2">
            <text:p>at 1) A standard product on sale shows the original and the reduced price side by side. The original price is struck through.</text:p>
            <text:p/>
          </table:table-cell>
          <table:table-cell table:number-columns-repeated="16377"/>
        </table:table-row>
        <table:table-row table:style-name="ro12">
          <table:table-cell office:value-type="string" table:style-name="ce2">
            <text:p>C130250</text:p>
          </table:table-cell>
          <table:table-cell office:value-type="string" table:style-name="ce2">
            <text:p>Product Grid Display: Variation Product Pricing</text:p>
          </table:table-cell>
          <table:table-cell office:value-type="string" table:style-name="ce2">
            <text:p>Product Grid</text:p>
          </table:table-cell>
          <table:table-cell office:value-type="string" table:style-name="ce2">
            <text:p>testcases.smoketest.productgrid.TVariationMaster</text:p>
          </table:table-cell>
          <table:table-cell office:value-type="string" table:style-name="ce2">
            <text:p>You will need a search that returns a variety of kinds of products:</text:p>
            <text:p>- variation master</text:p>
          </table:table-cell>
          <table:table-cell office:value-type="string" table:style-name="ce2">
            <text:p>1.Open the PRODUCT DETAILS PAGE for a VARIATION PRODUCT</text:p>
          </table:table-cell>
          <table:table-cell office:value-type="string" table:style-name="ce2">
            <text:p>at 1) A variation master shows a 'from-to' price range.</text:p>
            <text:p><text:s/>-The price range reflects only the variants that match the search criteria.</text:p>
            <text:p><text:s/>-If all matching variants have the same price, only one price appears.</text:p>
            <text:p><text:s/>-Promotions on variations are not accounted for in the price display.</text:p>
          </table:table-cell>
          <table:table-cell table:number-columns-repeated="16377"/>
        </table:table-row>
        <table:table-row table:style-name="ro16">
          <table:table-cell office:value-type="string" table:style-name="ce2">
            <text:p>C84698</text:p>
          </table:table-cell>
          <table:table-cell office:value-type="string" table:style-name="ce2">
            <text:p>Guest User: Address</text:p>
          </table:table-cell>
          <table:table-cell office:value-type="string" table:style-name="ce2">
            <text:p>Billing</text:p>
          </table:table-cell>
          <table:table-cell office:value-type="string" table:style-name="ce2">
            <text:p>testcases.smoketest.purchase.TBillingPageAsGuestAddress</text:p>
          </table:table-cell>
          <table:table-cell table:style-name="ce2"/>
          <table:table-cell office:value-type="string" table:style-name="ce2">
            <text:p>1. HOMEPAGE -&gt; Select a product and ADD TO CART -&gt; Click CART ( X ) -&gt; CHECKOUT</text:p>
            <text:p>2. Select CHECKOUT under the GUEST CHECKOUT SECTION</text:p>
            <text:p>3. Enter valid data on Select or Enter a Shipping Address page -&gt; Continue -&gt; Enter valid address under the Select or Enter a Billing Address section and Select a payment method and enter valid credentials accordingly</text:p>
          </table:table-cell>
          <table:table-cell office:value-type="string" table:style-name="ce2">
            <text:p>at 2) The user is directed to the checkout page</text:p>
            <text:p>at 3). Confirm that an anonymous user does not see a dropdown to select saved addresses.The address fields on this page are blank unless user chose on the shipping page to use that as the billing address.</text:p>
          </table:table-cell>
          <table:table-cell table:number-columns-repeated="16377"/>
        </table:table-row>
        <table:table-row table:style-name="ro15">
          <table:table-cell office:value-type="string" table:style-name="ce2">
            <text:p>C84697</text:p>
          </table:table-cell>
          <table:table-cell office:value-type="string" table:style-name="ce2">
            <text:p>Logged In User: Address</text:p>
          </table:table-cell>
          <table:table-cell office:value-type="string" table:style-name="ce2">
            <text:p>Billing</text:p>
          </table:table-cell>
          <table:table-cell office:value-type="string" table:style-name="ce2">
            <text:p>testcases.smoketest.purchase.TBillingPageAsRegisteredUserAddress</text:p>
          </table:table-cell>
          <table:table-cell office:value-type="string" table:style-name="ce2">
            <text:p>Log in, put item(s) in cart and start checkout.</text:p>
            <text:p/>
            <text:p>Test with a registered user who</text:p>
            <text:p>- has no saved addresses</text:p>
            <text:p>- has one or more saved addresses</text:p>
          </table:table-cell>
          <table:table-cell office:value-type="string" table:style-name="ce2">
            <text:p>1. Homepage -&gt; LOGIN -&gt; CART ( X ) -&gt; CHECKOUT</text:p>
            <text:p>2. Select the drop down box for the Select an Address field</text:p>
            <text:p>3. Select a particular address from the drop down and check the USE THIS ADDRESS FOR BILLING check box -&gt; CONTINUE</text:p>
          </table:table-cell>
          <table:table-cell office:value-type="string" table:style-name="ce2">
            <text:p>at 1) The user is directed to the Select or Enter a Shipping Address page</text:p>
            <text:p>at 2) A user who has saved addresses can choose one from the dropdown, and this fills in the fields.A user who has not saved an address yet does not see a dropdown.</text:p>
            <text:p>at 3) The billing address fields are filled with the customer's address that was selected for shipping appropriately.</text:p>
            <text:p>-Test form validation: make sure user cannot leave required fields blank and can leave optional fields blank.</text:p>
            <text:p>-Test form validation: make sure user has to enter valid information for zip code and phone numbers and the email address.</text:p>
            <text:p>(Unless specified in a project, the other fields do not have strict validation rules.)</text:p>
            <text:p>-Test with foreign addresses as well:</text:p>
            <text:p>check the telephone field with valid foreign numbers (which will be formatted differently and have different numbers of digits than US)</text:p>
            <text:p>-Test with foreign addresses as well:</text:p>
            <text:p>the zip code field is the biggest problem here. Make sure it is not restricted to accepting US zip codes. Common problems are Canada/UK (letters, numbers, space) and Australia (only four digits). US zip code should be accepted as 12345 or 12345-6789.</text:p>
            <text:p>-Depending on what countries are allowed, test the interplay of country/state fields. For example, if country is changed to Canada, user should see Canadian provinces in the dropdown instead of US states and the field label should change to 'province'.</text:p>
          </table:table-cell>
          <table:table-cell table:number-columns-repeated="16377"/>
        </table:table-row>
        <table:table-row table:style-name="ro3">
          <table:table-cell office:value-type="string" table:style-name="ce2">
            <text:p>C84702</text:p>
          </table:table-cell>
          <table:table-cell office:value-type="string" table:style-name="ce2">
            <text:p>Bill Me Later as Payment Method</text:p>
          </table:table-cell>
          <table:table-cell office:value-type="string" table:style-name="ce2">
            <text:p>Billing</text:p>
          </table:table-cell>
          <table:table-cell office:value-type="string" table:style-name="ce2">
            <text:p>testcases.smoketest.purchase.TBillingPageBillMeLater</text:p>
          </table:table-cell>
          <table:table-cell office:value-type="string" table:style-name="ce2">
            <text:p>NOTE:</text:p>
            <text:p/>
            <text:p>SG is not integrated with BML so orders cannot actually be placed using this payment method. This just tests the form on the billing page.</text:p>
          </table:table-cell>
          <table:table-cell office:value-type="string" table:style-name="ce2">
            <text:p>1. Homepage -&gt; LOGIN -&gt; CART ( X ) -&gt; CHECKOUT -&gt; Enter valid data on Select or Enter a Shipping Address page -&gt; Continue</text:p>
            <text:p>2. Enter the Billing Address -&gt; Select BILL ME LATER as the PAYMENT METHOD</text:p>
            <text:p>3. CONTINUE</text:p>
            <text:p>4. Enter valid details in the mandatory fields -&gt; CONTINUE</text:p>
          </table:table-cell>
          <table:table-cell office:value-type="string" table:style-name="ce2">
            <text:p>at 2) Choosing the Bill Me Later payment method opens form with BML fields.</text:p>
            <text:p>-User is asked to enter date of birth and last four digits of SSN, sees terms and conditions and is asked to check box agreeing to T and C. DoB, SSN and checkbox are all required.</text:p>
            <text:p>at 3. User sees error message if any of these BML required fields are not filled out and cannot proceed to the next step of checkout.</text:p>
            <text:p>at 4) The user is successfully taken to the Confirmation page</text:p>
          </table:table-cell>
          <table:table-cell table:number-columns-repeated="16377"/>
        </table:table-row>
        <table:table-row table:style-name="ro8">
          <table:table-cell office:value-type="string" table:style-name="ce2">
            <text:p>C84703</text:p>
          </table:table-cell>
          <table:table-cell office:value-type="string" table:style-name="ce2">
            <text:p>PayPal as Payment Method</text:p>
          </table:table-cell>
          <table:table-cell office:value-type="string" table:style-name="ce2">
            <text:p>Billing</text:p>
          </table:table-cell>
          <table:table-cell office:value-type="string" table:style-name="ce2">
            <text:p>testcases.smoketest.purchase.TBillingPagePayPal</text:p>
          </table:table-cell>
          <table:table-cell office:value-type="string" table:style-name="ce2">
            <text:p>Note:<text:s/></text:p>
            <text:p/>
            <text:p>SG is not integrated with PayPal so orders cannot actually be placed using this payment method. This just tests the form on the billing page.</text:p>
          </table:table-cell>
          <table:table-cell office:value-type="string" table:style-name="ce2">
            <text:p>1. Homepage -&gt; LOGIN -&gt; CART ( X ) -&gt; CHECKOUT -&gt; Enter valid data on Select or Enter a Shipping Address page -&gt; Continue</text:p>
            <text:p>2. Enter the Billing Address -&gt; Select PAY PAL as the PAYMENT METHOD</text:p>
            <text:p/>
          </table:table-cell>
          <table:table-cell office:value-type="string" table:style-name="ce2">
            <text:p>at 2) Choosing the PayPal payment method hides the CC field or whatever other payment method field was displayed and shows PayPal information instead.</text:p>
          </table:table-cell>
          <table:table-cell table:number-columns-repeated="16377"/>
        </table:table-row>
        <table:table-row table:style-name="ro12">
          <table:table-cell office:value-type="string" table:style-name="ce2">
            <text:p>C84700</text:p>
          </table:table-cell>
          <table:table-cell office:value-type="string" table:style-name="ce2">
            <text:p>Shipping Information Summary</text:p>
          </table:table-cell>
          <table:table-cell office:value-type="string" table:style-name="ce2">
            <text:p>Billing</text:p>
          </table:table-cell>
          <table:table-cell office:value-type="string" table:style-name="ce2">
            <text:p>testcases.smoketest.purchase.TBillingPageSummary</text:p>
          </table:table-cell>
          <table:table-cell office:value-type="string" table:style-name="ce2">
            <text:p>User already logged in with valid credentials and items already present in the cart</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text:p>
            <text:p/>
          </table:table-cell>
          <table:table-cell office:value-type="string" table:style-name="ce2">
            <text:p>at 1) On the right-hand side, the information entered on the shipping page is summarized:</text:p>
            <text:p>- name</text:p>
            <text:p>- address</text:p>
            <text:p>- On click on EDIT by the shipping address: this takes user back to Step 1, Shipping.</text:p>
            <text:p>- On click on EDIT by the billing address: this takes user back to Step 2, Billing.</text:p>
          </table:table-cell>
          <table:table-cell table:number-columns-repeated="16377"/>
        </table:table-row>
        <table:table-row table:style-name="ro12">
          <table:table-cell office:value-type="string" table:style-name="ce2">
            <text:p>C84706</text:p>
          </table:table-cell>
          <table:table-cell office:value-type="string" table:style-name="ce2">
            <text:p>Order Summary</text:p>
          </table:table-cell>
          <table:table-cell office:value-type="string" table:style-name="ce2">
            <text:p>Billing</text:p>
          </table:table-cell>
          <table:table-cell office:value-type="string" table:style-name="ce2">
            <text:p>testcases.smoketest.purchase.TBillingPageSummary</text:p>
          </table:table-cell>
          <table:table-cell office:value-type="string" table:style-name="ce2">
            <text:p>User already logged in with valid credentials and items already present in the cart</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text:p>
          </table:table-cell>
          <table:table-cell office:value-type="string" table:style-name="ce2">
            <text:p>at 1) The user is taken to the order confirmation page</text:p>
            <text:p>-Confirm all information entered so far is displaying correctly in the order summary.</text:p>
            <text:p>-Confirm scroll bar displays if there are too many products to fit in the order summary section.</text:p>
            <text:p>-Confirm prices update as changes are made by adding discounts via the coupon code field.</text:p>
          </table:table-cell>
          <table:table-cell table:number-columns-repeated="16377"/>
        </table:table-row>
        <table:table-row table:style-name="ro8">
          <table:table-cell office:value-type="string" table:style-name="ce2">
            <text:p>C85055</text:p>
          </table:table-cell>
          <table:table-cell office:value-type="string" table:style-name="ce2">
            <text:p>Behaviour</text:p>
          </table:table-cell>
          <table:table-cell office:value-type="string" table:style-name="ce2">
            <text:p>Cart</text:p>
          </table:table-cell>
          <table:table-cell office:value-type="string" table:style-name="ce2">
            <text:p>testcases.smoketest.purchase.TCheckCartManagement</text:p>
          </table:table-cell>
          <table:table-cell table:style-name="ce2"/>
          <table:table-cell office:value-type="string" table:style-name="ce2">
            <text:p>1. Search a particular product and add it to the cart</text:p>
            <text:p>2. Navigate the cart</text:p>
            <text:p/>
            <text:p><text:s text:c="8"/>&gt; via minicart</text:p>
            <text:p><text:s text:c="8"/>&gt; via cart link</text:p>
            <text:p/>
          </table:table-cell>
          <table:table-cell office:value-type="string" table:style-name="ce2">
            <text:p>at 1) The automatic appearance of the minicart. Check the name, price, total price and quantity in the minicart</text:p>
            <text:p>at 2) Check both products in the cart for name, price, total price and quantity</text:p>
          </table:table-cell>
          <table:table-cell table:number-columns-repeated="16377"/>
        </table:table-row>
        <table:table-row table:style-name="ro3">
          <table:table-cell office:value-type="string" table:style-name="ce2">
            <text:p>C84762</text:p>
          </table:table-cell>
          <table:table-cell office:value-type="string" table:style-name="ce2">
            <text:p>Edit Details Overlay</text:p>
          </table:table-cell>
          <table:table-cell office:value-type="string" table:style-name="ce2">
            <text:p>Cart</text:p>
          </table:table-cell>
          <table:table-cell office:value-type="string" table:style-name="ce2">
            <text:p>testcases.smoketest.purchase.TCheckCartManagement</text:p>
          </table:table-cell>
          <table:table-cell office:value-type="string" table:style-name="ce2">
            <text:p>User already logged in with items in the cart</text:p>
          </table:table-cell>
          <table:table-cell office:value-type="string" table:style-name="ce2">
            <text:p>1. HOMEPAGE -&gt; CART -&gt; Select EDIT DETAILS for one of the particular product in the cart</text:p>
            <text:p>2. Make changes in all the fields -&gt; UPDATE</text:p>
          </table:table-cell>
          <table:table-cell office:value-type="string" table:style-name="ce2">
            <text:p>at 1) Each line item in the cart has an Edit Detail link that launches the product QuickView.</text:p>
            <text:p><text:s text:c="5"/>-When the overlay opens, all variants and quantity user had chosen are pre-populated.</text:p>
            <text:p><text:s text:c="5"/>-User can change quantity and all variants in the overlay.</text:p>
            <text:p><text:s text:c="5"/>-Overlay has 'update' button instead of 'add to cart' button.</text:p>
            <text:p>at 2) Clicking 'update' closes overlay and returns user to cart, where s/he sees the updated variations and quantity.</text:p>
          </table:table-cell>
          <table:table-cell table:number-columns-repeated="16377"/>
        </table:table-row>
        <table:table-row table:style-name="ro21">
          <table:table-cell office:value-type="string" table:style-name="ce2">
            <text:p>C85046</text:p>
          </table:table-cell>
          <table:table-cell office:value-type="string" table:style-name="ce2">
            <text:p>Purchase and review Order</text:p>
          </table:table-cell>
          <table:table-cell office:value-type="string" table:style-name="ce2">
            <text:p>Checkout - Retuning Customer</text:p>
          </table:table-cell>
          <table:table-cell office:value-type="string" table:style-name="ce2">
            <text:p>testcases.smoketest.purchase.TPurchaseAndReviewOrder</text:p>
          </table:table-cell>
          <table:table-cell office:value-type="string" table:style-name="ce2">
            <text:p>User already logged in with valid credentials and items already present in the cart</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 -&gt; SUBMIT ORDER</text:p>
            <text:p>2. LOGOUT</text:p>
            <text:p>3. Enter the ORDER NUMBER of the above placed order and the BILLING ZIP CODE -&gt; Select CHECK STATUS</text:p>
            <text:p/>
          </table:table-cell>
          <table:table-cell office:value-type="string" table:style-name="ce2">
            <text:p>at 1) The order is placed for the particular item and the user is directed to the confirmation page with the order details. Also the user gets the confirmation email mentioning the order details.</text:p>
            <text:p>at 2) The user is logged off and redirected to the Login page</text:p>
            <text:p>at 3) The user is directed to the ORDER SUMMARY page mentioning the order information and the shipping details as well.</text:p>
          </table:table-cell>
          <table:table-cell table:number-columns-repeated="16377"/>
        </table:table-row>
        <table:table-row table:style-name="ro10">
          <table:table-cell office:value-type="string" table:style-name="ce2">
            <text:p>C85047</text:p>
          </table:table-cell>
          <table:table-cell office:value-type="string" table:style-name="ce2">
            <text:p>Purchase as Guest</text:p>
          </table:table-cell>
          <table:table-cell office:value-type="string" table:style-name="ce2">
            <text:p>Checkout - Retuning Customer</text:p>
          </table:table-cell>
          <table:table-cell office:value-type="string" table:style-name="ce2">
            <text:p>testcases.smoketest.purchase.TPurchaseAsGuest</text:p>
          </table:table-cell>
          <table:table-cell table:style-name="ce2"/>
          <table:table-cell office:value-type="string" table:style-name="ce2">
            <text:p>1. HOMEPAGE -&gt; Select a product and ADD TO CART -&gt; Click CART ( X ) -&gt; CHECKOUT</text:p>
            <text:p>2. select CHECKOUT under the GUEST CHECKOUT SECTION</text:p>
            <text:p>3. Enter valid data on Select or Enter a Shipping Address page -&gt; Continue -&gt; Enter valid address under the Select or Enter a Billing Address section and Select a payment method and enter valid credentials accordingly -&gt; Continue -&gt; SUBMIT ORDER</text:p>
            <text:p>4. HOMEPAGE -&gt; Select CHECK ORDER in the footer</text:p>
            <text:p>5. Enter the ORDER NUMBER of the above placed order and the BILLING ZIP CODE -&gt; Select CHECK STATUS</text:p>
          </table:table-cell>
          <table:table-cell office:value-type="string" table:style-name="ce2">
            <text:p>at 1) The user directed to the LOGIN / REGISTER page</text:p>
            <text:p>at 2) The user is directed to the Select or Enter a Shipping Address page</text:p>
            <text:p>at 3) the order is successfully placed and the Guest gets a order confirmation email mentioning the order details</text:p>
            <text:p>at 4) The user is directed to the MY ACCOUNT LOGIN page</text:p>
            <text:p>at 5) The user is directed to the ORDER SUMMARY page mentioning the order information and the shipping details as well.</text:p>
          </table:table-cell>
          <table:table-cell table:number-columns-repeated="16377"/>
        </table:table-row>
        <table:table-row table:style-name="ro18">
          <table:table-cell office:value-type="string" table:style-name="ce2">
            <text:p>C84683</text:p>
          </table:table-cell>
          <table:table-cell office:value-type="string" table:style-name="ce2">
            <text:p>Login Intercept Between Cart and Checkout</text:p>
          </table:table-cell>
          <table:table-cell office:value-type="string" table:style-name="ce2">
            <text:p>Starting Checkout</text:p>
          </table:table-cell>
          <table:table-cell office:value-type="string" table:style-name="ce2">
            <text:p>testcases.smoketest.purchase.TPurchaseAsGuest</text:p>
          </table:table-cell>
          <table:table-cell office:value-type="string" table:style-name="ce2">
            <text:p>Note that the workflows between cart and checkout are tested in [C18118].</text:p>
            <text:p/>
            <text:p>Without logging in, put an item in the cart and proceed to the cart page.</text:p>
            <text:p>On the cart page, do not log in.<text:s/></text:p>
            <text:p>Click on CHECKOUT.</text:p>
            <text:p>You will be taken to this login intercept page.</text:p>
          </table:table-cell>
          <table:table-cell office:value-type="string" table:style-name="ce2">
            <text:p>1. Check the side bar content assets.</text:p>
            <text:p>2. Test any links within the content assets (usually has some customer service links).</text:p>
            <text:p>3. Check the content asset for the account creation text.</text:p>
            <text:p>4. Click any links within the benefits text (there's usually one linking to privacy or security policies).</text:p>
            <text:p>5. Click on forgot password link.</text:p>
            <text:p>6. Request a new password.</text:p>
            <text:p>7. Confirm error messaging for login form if you try to log in with<text:s/></text:p>
            <text:p>- required fields left blank</text:p>
            <text:p>- invalid email address</text:p>
            <text:p>- mismatched email/password</text:p>
          </table:table-cell>
          <table:table-cell office:value-type="string" table:style-name="ce2">
            <text:p>1. Content assets displayed on the left-hand side are:</text:p>
            <text:p>* 'account-nav-text'</text:p>
            <text:p>* 'account-nav-unregistered'</text:p>
            <text:p>2. Link will open expected page.</text:p>
            <text:p>3. Text about benefits of creating an account is from a content asset, 'create-account-benefits'.</text:p>
            <text:p>4. Link will open expected page.</text:p>
            <text:p>5. This will start workflow for retrieving/resetting password.</text:p>
            <text:p>6. Confirm new password email arrives.</text:p>
            <text:p>7. The expected error are shown and the fields with the error are marked or at least highlighted.</text:p>
            <text:p/>
          </table:table-cell>
          <table:table-cell table:number-columns-repeated="16377"/>
        </table:table-row>
        <table:table-row table:style-name="ro7">
          <table:table-cell office:value-type="string" table:style-name="ce2">
            <text:p>C85048</text:p>
          </table:table-cell>
          <table:table-cell office:value-type="string" table:style-name="ce2">
            <text:p>Purchase as Registered User</text:p>
          </table:table-cell>
          <table:table-cell office:value-type="string" table:style-name="ce2">
            <text:p>Checkout - Retuning Customer</text:p>
          </table:table-cell>
          <table:table-cell office:value-type="string" table:style-name="ce2">
            <text:p>testcases.smoketest.purchase.TPurchaseAsRegisteredUser</text:p>
          </table:table-cell>
          <table:table-cell office:value-type="string" table:style-name="ce2">
            <text:p>User registered with valid credentials and items already present in the cart</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 -&gt; SUBMIT ORDER</text:p>
            <text:p>2. Click CHECK ORDER in the footer</text:p>
            <text:p>3. Select the ORDER DETAILS button for the above placed order.</text:p>
            <text:p>4. LOGOUT</text:p>
            <text:p>5. Enter the ORDER NUMBER of the above placed order and the BILLING ZIP CODE -&gt; Select CHECK STATUS</text:p>
          </table:table-cell>
          <table:table-cell office:value-type="string" table:style-name="ce2">
            <text:p>at 1) The order is placed for the particular item and the user is directed to the confirmation page with the order details. Also the user gets the confirmation email mentioning the order details.</text:p>
            <text:p>at 2) The user is taken to the ORDER HISTORY page</text:p>
            <text:p>at 3) The user is taken to the ORDER SUMMARY page mentioning the order information and the shipping details as well.</text:p>
            <text:p>at 4) The user is logged off and redirected to the Login page</text:p>
            <text:p>at 5) The user is directed to the ORDER SUMMARY page mentioning the order information and the shipping details as well.</text:p>
          </table:table-cell>
          <table:table-cell table:number-columns-repeated="16377"/>
        </table:table-row>
        <table:table-row table:style-name="ro19">
          <table:table-cell office:value-type="string" table:style-name="ce2">
            <text:p>C84728</text:p>
          </table:table-cell>
          <table:table-cell office:value-type="string" table:style-name="ce2">
            <text:p>Purchase a Gift Certificate</text:p>
          </table:table-cell>
          <table:table-cell office:value-type="string" table:style-name="ce2">
            <text:p>Purchasing Gift Certificates</text:p>
          </table:table-cell>
          <table:table-cell office:value-type="string" table:style-name="ce2">
            <text:p>testcases.smoketest.purchase.TPurchaseGiftCertificates</text:p>
          </table:table-cell>
          <table:table-cell office:value-type="string" table:style-name="ce2">
            <text:p>gift certificate page is displayed (open via main navigation or banner)</text:p>
          </table:table-cell>
          <table:table-cell office:value-type="string" table:style-name="ce2">
            <text:p>1. Open Gift Certificate page as guest.</text:p>
            <text:p>2. Open Gift Certificate page as logged in user.</text:p>
            <text:p>3. Leave form empty and add to cart.</text:p>
            <text:p>4. Enter a message into the message field.</text:p>
            <text:p>5. Enter wrong data into several fields like wrong email format or wrong format for the amount (negative numbers, characters).</text:p>
            <text:p>6. Enter an amount &lt;$5 or &gt; $5000.</text:p>
            <text:p>7. Add cart to the cart and open cart.</text:p>
            <text:p>8. Place order.</text:p>
          </table:table-cell>
          <table:table-cell office:value-type="string" table:style-name="ce2">
            <text:p>1. Gift Certificate form is shown and Mandatory fields are marked.</text:p>
            <text:p>2. Gift Certificate form is shown and the name field is filled in. (Mandatory fields are still marked.)</text:p>
            <text:p>3. Empty mandatory fields turn red and errors are displayed.</text:p>
            <text:p>4. Personal message field character count works.</text:p>
            <text:p>5. Field validation is correct</text:p>
            <text:p>6. Only possible to enter an amount over $5 and under $5000.</text:p>
            <text:p>7. Gift certificate displays correct values on the cart page.</text:p>
            <text:p>8. After the gift certificate purchase is complete, the recipient receives an email.</text:p>
            <text:p/>
          </table:table-cell>
          <table:table-cell table:number-columns-repeated="16377"/>
        </table:table-row>
        <table:table-row table:style-name="ro22">
          <table:table-cell office:value-type="string" table:style-name="ce2">
            <text:p>C85057</text:p>
          </table:table-cell>
          <table:table-cell office:value-type="string" table:style-name="ce2">
            <text:p>Purchase InStore Pickup Product * UNABLE TO TEST *</text:p>
          </table:table-cell>
          <table:table-cell office:value-type="string" table:style-name="ce2">
            <text:p>Checkout - Retuning Customer</text:p>
          </table:table-cell>
          <table:table-cell office:value-type="string" table:style-name="ce2">
            <text:p>testcases.smoketest.purchase.TPurchaseInStorePickUpProductAsRegisteredUser</text:p>
          </table:table-cell>
          <table:table-cell office:value-type="string" table:style-name="ce2">
            <text:p>- enabled instore feature</text:p>
            <text:p>- products with store inventory</text:p>
          </table:table-cell>
          <table:table-cell office:value-type="string" table:style-name="ce2">
            <text:p>1. create user<text:s/></text:p>
            <text:p>2. create shipping and billing address<text:s/></text:p>
            <text:p>3. create credit card</text:p>
            <text:p>4. put a in store pickup product into the cart</text:p>
            <text:p>5. place order and check order confirmation page</text:p>
          </table:table-cell>
          <table:table-cell office:value-type="string" table:style-name="ce2">
            <text:p>@ 4. Check in-store function at the cart<text:s/></text:p>
            <text:p>@ 4. Check the special store shipping page during the checkout</text:p>
            <text:p>@ 5. Check order confirmation page</text:p>
            <text:p/>
          </table:table-cell>
          <table:table-cell table:number-columns-repeated="16377"/>
        </table:table-row>
        <table:table-row table:style-name="ro3">
          <table:table-cell office:value-type="string" table:style-name="ce2">
            <text:p>C84769</text:p>
          </table:table-cell>
          <table:table-cell office:value-type="string" table:style-name="ce2">
            <text:p>QuickView: Add to Gift Registry</text:p>
          </table:table-cell>
          <table:table-cell office:value-type="string" table:style-name="ce2">
            <text:p>Quickview</text:p>
          </table:table-cell>
          <table:table-cell office:value-type="string" table:style-name="ce2">
            <text:p>testcases.smoketest.quickview.TAddToGiftRegistry</text:p>
          </table:table-cell>
          <table:table-cell office:value-type="string" table:style-name="ce2">
            <text:p>Mousing over a product image on a product grid will show a QuickView icon. Clicking on the QuickVIew icon will open the QuickView overlay.</text:p>
          </table:table-cell>
          <table:table-cell office:value-type="string" table:style-name="ce2">
            <text:p>1. Open QV of product with variations but don't select any.</text:p>
            <text:p>2. Select variations with an guest and click ADD TO GIFT REGISTRY.</text:p>
            <text:p>3. Login and click again the ADD TO GIFT REGISTRY link at a quick view.</text:p>
            <text:p>4. Login with remember me function. Close page and open again. Click again the ADD TO GIFT REGISTRY link at a quick view.</text:p>
            <text:p/>
            <text:p/>
          </table:table-cell>
          <table:table-cell office:value-type="string" table:style-name="ce2">
            <text:p>1. ADD TO GIFT REGISTRY option is not enabled.</text:p>
            <text:p>2. The product is added to the gift registry after going to the login intercept page and creating an account and creating a gift registry.</text:p>
            <text:p>3. The product is added to the gift registry after creating one if not available.</text:p>
            <text:p>4. The product is added to the gift registry after going to the login intercept page and creating a gift registry.</text:p>
            <text:p/>
            <text:p/>
          </table:table-cell>
          <table:table-cell table:number-columns-repeated="16377"/>
        </table:table-row>
        <table:table-row table:style-name="ro11">
          <table:table-cell office:value-type="string" table:style-name="ce2">
            <text:p>C84768</text:p>
          </table:table-cell>
          <table:table-cell office:value-type="string" table:style-name="ce2">
            <text:p>QuickView: Add to Wish List</text:p>
          </table:table-cell>
          <table:table-cell office:value-type="string" table:style-name="ce2">
            <text:p>Quickview</text:p>
          </table:table-cell>
          <table:table-cell office:value-type="string" table:style-name="ce2">
            <text:p>testcases.smoketest.quickview.TAddToWishList</text:p>
          </table:table-cell>
          <table:table-cell office:value-type="string" table:style-name="ce2">
            <text:p>Mousing over a product image on a product grid will show a QuickView icon. Clicking on the QuickVIew icon will open the QuickView overlay.</text:p>
          </table:table-cell>
          <table:table-cell office:value-type="string" table:style-name="ce2">
            <text:p>1. Open QV of product with variations but don't select any.</text:p>
            <text:p>2. Select variations with an guest and click ADD TO WISH LIST.</text:p>
            <text:p>3. Login and click again the ADD TO WISH LIST link at a quick view.</text:p>
            <text:p>4. Login with remember me function. Close page and open again. Click again the ADD TO WISH LIST link at a quick view.</text:p>
          </table:table-cell>
          <table:table-cell office:value-type="string" table:style-name="ce2">
            <text:p>1. ADD TO WISH LIST option is not enabled.</text:p>
            <text:p>2. The product is added to the wish list after going to the login intercept page and creating an account.</text:p>
            <text:p>3. The product is added to the wish list.</text:p>
            <text:p>4. The product is added to the wish list after going to the login intercept page.</text:p>
          </table:table-cell>
          <table:table-cell table:number-columns-repeated="16377"/>
        </table:table-row>
        <table:table-row table:style-name="ro16">
          <table:table-cell office:value-type="string" table:style-name="ce2">
            <text:p>C84772</text:p>
          </table:table-cell>
          <table:table-cell office:value-type="string" table:style-name="ce2">
            <text:p>Search Box</text:p>
          </table:table-cell>
          <table:table-cell office:value-type="string" table:style-name="ce2">
            <text:p>Header | Global Navigation | Footer</text:p>
          </table:table-cell>
          <table:table-cell office:value-type="string" table:style-name="ce2">
            <text:p>testcases.smoketest.search.TCheckDidYouMeanSearch</text:p>
          </table:table-cell>
          <table:table-cell office:value-type="string" table:style-name="ce2">
            <text:p>See also [C18206] on search suggestions.</text:p>
            <text:p>NOTE: Step 3 hasn't been implemented using automation</text:p>
          </table:table-cell>
          <table:table-cell office:value-type="string" table:style-name="ce2">
            <text:p>1. Homepage -&gt;Click in the search box in the header.</text:p>
            <text:p>2. Enter text in the search box and click the search icon.</text:p>
            <text:p>3. repeat step 2 but using ENTER.</text:p>
          </table:table-cell>
          <table:table-cell office:value-type="string" table:style-name="ce2">
            <text:p>1. The 'enter keyword or item #' text disappears.</text:p>
            <text:p>2. Customer is returned to the search results page and the 'enter keyword or item #' text appears again in the search box.</text:p>
            <text:p>3. Customer is returned to the search results page and the 'enter keyword or item #' text appears again in the search box.</text:p>
          </table:table-cell>
          <table:table-cell table:number-columns-repeated="16377"/>
        </table:table-row>
        <table:table-row table:style-name="ro22">
          <table:table-cell office:value-type="string" table:style-name="ce2">
            <text:p>C85032</text:p>
          </table:table-cell>
          <table:table-cell office:value-type="string" table:style-name="ce2">
            <text:p>Did You Mean Search</text:p>
          </table:table-cell>
          <table:table-cell office:value-type="string" table:style-name="ce2">
            <text:p>Results</text:p>
          </table:table-cell>
          <table:table-cell office:value-type="string" table:style-name="ce2">
            <text:p>testcases.smoketest.search.TCheckDidYouMeanSearch</text:p>
          </table:table-cell>
          <table:table-cell table:style-name="ce2"/>
          <table:table-cell office:value-type="string" table:style-name="ce2">
            <text:p>1. Enter an invalid keyword in the search field -&gt; Click the SEARCH ICON or press ENTER</text:p>
            <text:p>2. Click the link next to DID YOU MEAN: " " ?</text:p>
            <text:p/>
            <text:p/>
          </table:table-cell>
          <table:table-cell office:value-type="string" table:style-name="ce2">
            <text:p>at 1) The user is directed to the SEARCH RESULTS page mentioning " We're sorry, no products were found for your search: XXX "</text:p>
            <text:p>at 2) The user is taken to the appropriate suggested search result page</text:p>
          </table:table-cell>
          <table:table-cell table:number-columns-repeated="16377"/>
        </table:table-row>
        <table:table-row table:style-name="ro22">
          <table:table-cell office:value-type="string" table:style-name="ce2">
            <text:p>C85033</text:p>
          </table:table-cell>
          <table:table-cell office:value-type="string" table:style-name="ce2">
            <text:p>Different Searchtypes</text:p>
          </table:table-cell>
          <table:table-cell office:value-type="string" table:style-name="ce2">
            <text:p>Results</text:p>
          </table:table-cell>
          <table:table-cell office:value-type="string" table:style-name="ce2">
            <text:p>testcases.smoketest.search.TCheckSearchFeature</text:p>
          </table:table-cell>
          <table:table-cell table:style-name="ce2"/>
          <table:table-cell office:value-type="string" table:style-name="ce2">
            <text:p>1. Enter the COMPLETE ID for a particular product</text:p>
            <text:p>2. Enter the COMPLETE NAME for a particular product</text:p>
            <text:p>3. Enter the KEYWORD for a particular product</text:p>
            <text:p>4. Enter an INVALID SEARCH TERM</text:p>
            <text:p/>
          </table:table-cell>
          <table:table-cell office:value-type="string" table:style-name="ce2">
            <text:p>at 1, 2, 3) The user is directed to the Product Detail Page for that particular product</text:p>
            <text:p>at 4) The user is directed to the Search Result page mentioning " We're sorry, no products were found for your search: XXX "</text:p>
          </table:table-cell>
          <table:table-cell table:number-columns-repeated="16377"/>
        </table:table-row>
        <table:table-row table:style-name="ro5">
          <table:table-cell office:value-type="string" table:style-name="ce2">
            <text:p>C85049</text:p>
          </table:table-cell>
          <table:table-cell office:value-type="string" table:style-name="ce2">
            <text:p>Search Product Bundle</text:p>
          </table:table-cell>
          <table:table-cell office:value-type="string" table:style-name="ce2">
            <text:p>Results</text:p>
          </table:table-cell>
          <table:table-cell office:value-type="string" table:style-name="ce2">
            <text:p>testcases.smoketest.search.TSearchProductBundle</text:p>
          </table:table-cell>
          <table:table-cell office:value-type="string" table:style-name="ce2">
            <text:p>A Product Bundle should be present</text:p>
          </table:table-cell>
          <table:table-cell office:value-type="string" table:style-name="ce2">
            <text:p>1. Enter the Complete ID for a Product Bundle in the search field -&gt; Click the Search icon</text:p>
            <text:p>2. Validate the structure of the page</text:p>
          </table:table-cell>
          <table:table-cell office:value-type="string" table:style-name="ce2">
            <text:p>at 1) The user is directed to the Product Detail Page for that particular product Bundle<text:s/></text:p>
            <text:p>at 2) All the expected elements are present appropriately on the page</text:p>
          </table:table-cell>
          <table:table-cell table:number-columns-repeated="16377"/>
        </table:table-row>
        <table:table-row table:style-name="ro5">
          <table:table-cell office:value-type="string" table:style-name="ce2">
            <text:p>C85050</text:p>
          </table:table-cell>
          <table:table-cell office:value-type="string" table:style-name="ce2">
            <text:p>Search Product Set</text:p>
          </table:table-cell>
          <table:table-cell office:value-type="string" table:style-name="ce2">
            <text:p>Results</text:p>
          </table:table-cell>
          <table:table-cell office:value-type="string" table:style-name="ce2">
            <text:p>testcases.smoketest.search.TSearchProductSet</text:p>
          </table:table-cell>
          <table:table-cell office:value-type="string" table:style-name="ce2">
            <text:p>A Product Set should be present</text:p>
          </table:table-cell>
          <table:table-cell office:value-type="string" table:style-name="ce2">
            <text:p>1. Enter the Complete ID for a Product Set in the search field -&gt; Click the Search icon</text:p>
            <text:p>2. Validate the structure of the page</text:p>
            <text:p/>
          </table:table-cell>
          <table:table-cell office:value-type="string" table:style-name="ce2">
            <text:p>at 1) The user is directed to the Product Detail Page for that particular product set</text:p>
            <text:p>at 2) All the expected elements are present appropriately on the page</text:p>
          </table:table-cell>
          <table:table-cell table:number-columns-repeated="16377"/>
        </table:table-row>
        <table:table-row table:style-name="ro17">
          <table:table-cell office:value-type="string" table:style-name="ce2">
            <text:p>C84695</text:p>
          </table:table-cell>
          <table:table-cell office:value-type="string" table:style-name="ce2">
            <text:p>Search Results Product Sets/Bundles</text:p>
          </table:table-cell>
          <table:table-cell office:value-type="string" table:style-name="ce2">
            <text:p>Results</text:p>
          </table:table-cell>
          <table:table-cell office:value-type="string" table:style-name="ce2">
            <text:p>testcases.smoketest.search.TSearchProductSet ,testcases.smoketest.search.TSearchProductBundle</text:p>
          </table:table-cell>
          <table:table-cell office:value-type="string" table:style-name="ce2">
            <text:p>You will need a product set and product bundle set up in the Business Manager. They need to be online, searchable and in stock.<text:s text:c="2"/></text:p>
            <text:p>The time estimated for the test case does not include setting up test data.</text:p>
          </table:table-cell>
          <table:table-cell office:value-type="string" table:style-name="ce2">
            <text:p>1. Initiate a search for a Product Set.</text:p>
            <text:p/>
            <text:p>2. initiate a search for a Product Bundle.</text:p>
          </table:table-cell>
          <table:table-cell office:value-type="string" table:style-name="ce2">
            <text:p>1. a - The product set image that shows up in the search results is the standard image that appears for the product set.<text:s/></text:p>
            <text:p/>
            <text:p><text:s/>b - The product set does not have a price display in the search results grid; instead it says 'Buy All or One'.</text:p>
            <text:p/>
            <text:p><text:s/>c - Product sets will not have ratings or reviews.</text:p>
            <text:p/>
            <text:p>2. The product bundle image that shows up in the search results is the standard image that appears for the product bundle.</text:p>
            <text:p/>
            <text:p/>
          </table:table-cell>
          <table:table-cell table:number-columns-repeated="16377"/>
        </table:table-row>
        <table:table-row table:style-name="ro5">
          <table:table-cell office:value-type="string" table:style-name="ce2">
            <text:p>C85034</text:p>
          </table:table-cell>
          <table:table-cell office:value-type="string" table:style-name="ce2">
            <text:p>Search Simple Product</text:p>
          </table:table-cell>
          <table:table-cell office:value-type="string" table:style-name="ce2">
            <text:p>Results</text:p>
          </table:table-cell>
          <table:table-cell office:value-type="string" table:style-name="ce2">
            <text:p>testcases.smoketest.search.TSearchSimpleProduct</text:p>
          </table:table-cell>
          <table:table-cell table:style-name="ce2"/>
          <table:table-cell office:value-type="string" table:style-name="ce2">
            <text:p>1. Enter the Complete ID for a Product in the search field -&gt; Click the Search icon</text:p>
            <text:p>2. Validate the structure of the page</text:p>
            <text:p/>
          </table:table-cell>
          <table:table-cell office:value-type="string" table:style-name="ce2">
            <text:p>at 1) The user is directed to the Product Detail Page for that particular product</text:p>
            <text:p>at 2) All the expected elements are present appropriately on the page</text:p>
          </table:table-cell>
          <table:table-cell table:number-columns-repeated="16377"/>
        </table:table-row>
        <table:table-row table:style-name="ro16">
          <table:table-cell office:value-type="string" table:style-name="ce2">
            <text:p>C85051</text:p>
          </table:table-cell>
          <table:table-cell office:value-type="string" table:style-name="ce2">
            <text:p>Validate Homepage</text:p>
          </table:table-cell>
          <table:table-cell office:value-type="string" table:style-name="ce2">
            <text:p>Homepage</text:p>
          </table:table-cell>
          <table:table-cell office:value-type="string" table:style-name="ce2">
            <text:p>testcases.smoketest.staticpages.TValidateHomepage</text:p>
          </table:table-cell>
          <table:table-cell table:style-name="ce2"/>
          <table:table-cell office:value-type="string" table:style-name="ce2">
            <text:p>1. Open HOMEPAGE</text:p>
            <text:p>2. Check different elements in the body of the page apart from the header, footer and main navigation if aligned properly.</text:p>
            <text:p>3. Click on the different images on the marque and different links present under different sections.</text:p>
            <text:p/>
          </table:table-cell>
          <table:table-cell office:value-type="string" table:style-name="ce2">
            <text:p>at 3) The user should be directed to appropriate landing page depending on the category or sub category selected</text:p>
          </table:table-cell>
          <table:table-cell table:number-columns-repeated="16377"/>
        </table:table-row>
        <table:table-row table:style-name="ro5">
          <table:table-cell office:value-type="string" table:style-name="ce2">
            <text:p>C85035</text:p>
          </table:table-cell>
          <table:table-cell office:value-type="string" table:style-name="ce2">
            <text:p>Store Locator Page</text:p>
          </table:table-cell>
          <table:table-cell office:value-type="string" table:style-name="ce2">
            <text:p>Store Locator</text:p>
          </table:table-cell>
          <table:table-cell office:value-type="string" table:style-name="ce2">
            <text:p>testcases.smoketest.staticpages.TValidateStoreLocatorPage</text:p>
          </table:table-cell>
          <table:table-cell table:style-name="ce2"/>
          <table:table-cell office:value-type="string" table:style-name="ce2">
            <text:p>1. Homepage -&gt; STORE LOCATOR</text:p>
            <text:p>2. Click SEARCH buttons without entering any details.</text:p>
            <text:p/>
          </table:table-cell>
          <table:table-cell office:value-type="string" table:style-name="ce2">
            <text:p>at 1) The user is directed to the Find a Store Near You page</text:p>
            <text:p>at 2) The user can see appropriate error message for the mandatory fields.</text:p>
          </table:table-cell>
          <table:table-cell table:number-columns-repeated="16377"/>
        </table:table-row>
        <table:table-row table:style-name="ro4">
          <table:table-cell office:value-type="string" table:style-name="ce2">
            <text:p>C85052</text:p>
          </table:table-cell>
          <table:table-cell office:value-type="string" table:style-name="ce2">
            <text:p>Check Wishlist Product Attributes</text:p>
          </table:table-cell>
          <table:table-cell office:value-type="string" table:style-name="ce2">
            <text:p>Wish List</text:p>
          </table:table-cell>
          <table:table-cell office:value-type="string" table:style-name="ce2">
            <text:p>testcases.smoketest.wishlist.TCheckWishlistProductAttributes</text:p>
          </table:table-cell>
          <table:table-cell office:value-type="string" table:style-name="ce2">
            <text:p>Variation Product present</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4. Modify the fields Quantity desired and Priority -&gt; UPDATE</text:p>
            <text:p>5. Navigate to another page -&gt; WISH LIST</text:p>
            <text:p>6. EDIT DETAILS -&gt; EDIT the QUANTITY -&gt; ADD TO WISHLIST</text:p>
            <text:p>7. Click ( NOT " "? )</text:p>
            <text:p>8. Enter the LOGIN credentials -&gt; LOGIN -&gt; WISH LIST</text:p>
            <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ext:p>at 4) The value is updated and saved.</text:p>
            <text:p>at 5) User will be able to see the updated wish list</text:p>
            <text:p>at 6) On click of edit details, the user will be navigated to the product details page and on click of add to wish list, the user will be directed back to the Find Someone's Wish List page and the user will be able to see updated quantity for that particular product.</text:p>
            <text:p>at 7) The user is logged out and taken back to the Login page</text:p>
            <text:p>at 8) The wish list displayed will be the updated one with all the changes reflected in the list.</text:p>
          </table:table-cell>
          <table:table-cell table:number-columns-repeated="16377"/>
        </table:table-row>
        <table:table-row table:style-name="ro3">
          <table:table-cell office:value-type="string" table:style-name="ce2">
            <text:p>C85053</text:p>
          </table:table-cell>
          <table:table-cell office:value-type="string" table:style-name="ce2">
            <text:p>Public View</text:p>
          </table:table-cell>
          <table:table-cell office:value-type="string" table:style-name="ce2">
            <text:p>Wish List</text:p>
          </table:table-cell>
          <table:table-cell office:value-type="string" table:style-name="ce2">
            <text:p>testcases.smoketest.wishlist.TCreateWishlistAndMakeItPublic</text:p>
          </table:table-cell>
          <table:table-cell office:value-type="string" table:style-name="ce2">
            <text:p>Multiple products already present in the WISH LIST</text:p>
          </table:table-cell>
          <table:table-cell office:value-type="string" table:style-name="ce2">
            <text:p>1. Homepage -&gt; LOGIN -&gt; WISH LIST</text:p>
            <text:p>2. Select MAKE THIS LIST PUBLIC button</text:p>
            <text:p>3. Select ( NOT " "? ) -&gt; WISH LIST</text:p>
            <text:p>4. Enter the FIRST NAME, LAST NAME and EMAIL of the same user in the Find Someone's Wish List section -&gt; FIND</text:p>
            <text:p>5. Select VIEW from the search result for that particular user</text:p>
            <text:p/>
          </table:table-cell>
          <table:table-cell office:value-type="string" table:style-name="ce2">
            <text:p>at 1) The user directed to the Wish List page</text:p>
            <text:p>at 2) The list is made public and the button changes to MAKE THIS LIST PRIVATE</text:p>
            <text:p>at 3) The user is logged out and the user is taken to the respective page</text:p>
            <text:p>at 4) The user is directed to the Find Someone's Wish List page and the particular user's details are displayed in a tabular form</text:p>
            <text:p>at 5) The Wish List of that particular user is displayed appropriately with the quantity desired and priority fields disabled.</text:p>
          </table:table-cell>
          <table:table-cell table:number-columns-repeated="16377"/>
        </table:table-row>
        <table:table-row table:style-name="ro10">
          <table:table-cell office:value-type="string" table:style-name="ce2">
            <text:p>C84738</text:p>
          </table:table-cell>
          <table:table-cell office:value-type="string" table:style-name="ce2">
            <text:p>Login page</text:p>
          </table:table-cell>
          <table:table-cell office:value-type="string" table:style-name="ce2">
            <text:p>Wish List</text:p>
          </table:table-cell>
          <table:table-cell office:value-type="string" table:style-name="ce2">
            <text:p>testcases.smoketest.wishlist.TCreateWishlistAndMakeItPublic</text:p>
          </table:table-cell>
          <table:table-cell office:value-type="string" table:style-name="ce2">
            <text:p>Without logging in, click on WISH LIST in the header. User is taken to the login intercept page with Wish List options.</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4. Click ( NOT " "? )</text:p>
            <text:p>5. Enter the LOGIN credentials -&gt; LOGIN -&gt; WISH LIST</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ext:p>at 4) The user is logged out and taken back to the Login page</text:p>
            <text:p>at 5) The wish list of that user will be displayed appropriately.</text:p>
          </table:table-cell>
          <table:table-cell table:number-columns-repeated="16377"/>
        </table:table-row>
        <table:table-row table:style-name="ro3">
          <table:table-cell office:value-type="string" table:style-name="ce2">
            <text:p>C84740</text:p>
          </table:table-cell>
          <table:table-cell office:value-type="string" table:style-name="ce2">
            <text:p>Search Results</text:p>
          </table:table-cell>
          <table:table-cell office:value-type="string" table:style-name="ce2">
            <text:p>Wish List</text:p>
          </table:table-cell>
          <table:table-cell office:value-type="string" table:style-name="ce2">
            <text:p>testcases.smoketest.wishlist.TCreateWishlistAndMakeItPublic</text:p>
          </table:table-cell>
          <table:table-cell table:number-columns-repeated="2" table:style-name="ce2"/>
          <table:table-cell office:value-type="string" table:style-name="ce2">
            <text:p>1. Customers can search for a wish list by either email or name. Wish list search is performed using last name, first name or email address.</text:p>
            <text:p>2. Text entry is not case-sensitive.</text:p>
            <text:p>3. The customer will only see the lists to which he or she has access (public lists).</text:p>
            <text:p>4. If no results are found, a simple message appears: “No Wish List has been found for your search for &lt;search-terms&gt;. Please try again.”</text:p>
            <text:p>5. When wish list search results appear, the customer can click VIEW to see a wish list.</text:p>
          </table:table-cell>
          <table:table-cell table:number-columns-repeated="16377"/>
        </table:table-row>
        <table:table-row table:style-name="ro12">
          <table:table-cell office:value-type="string" table:style-name="ce2">
            <text:p>C85036</text:p>
          </table:table-cell>
          <table:table-cell office:value-type="string" table:style-name="ce2">
            <text:p>Order From Own Wishlist</text:p>
          </table:table-cell>
          <table:table-cell office:value-type="string" table:style-name="ce2">
            <text:p>Wish List</text:p>
          </table:table-cell>
          <table:table-cell office:value-type="string" table:style-name="ce2">
            <text:p>testcases.smoketest.wishlist.TOrderFromOwnWishlist</text:p>
          </table:table-cell>
          <table:table-cell office:value-type="string" table:style-name="ce2">
            <text:p>Multiple products already present in the WISH LIST</text:p>
          </table:table-cell>
          <table:table-cell office:value-type="string" table:style-name="ce2">
            <text:p>1. Homepage -&gt; LOGIN -&gt; WISH LIST</text:p>
            <text:p>2. Select ADD TO CART button for one of the products in the Wish List</text:p>
            <text:p>3. Click VIEW CART from the pop up that appears on hovering the mouse over CART ( "" ) in the header section</text:p>
            <text:p/>
          </table:table-cell>
          <table:table-cell office:value-type="string" table:style-name="ce2">
            <text:p>at 1) The user directed to the Wish List page</text:p>
            <text:p>at 2) The particular product is added to the cart and the quantity is incremented in the header section.</text:p>
            <text:p>at 3) The user is directed to the Your Shopping Cart page and he can see " This is a Wish List Item " mentioned for the item which exists in the wish list</text:p>
          </table:table-cell>
          <table:table-cell table:number-columns-repeated="16377"/>
        </table:table-row>
        <table:table-row table:style-name="ro12">
          <table:table-cell office:value-type="string" table:style-name="ce2">
            <text:p>C85054</text:p>
          </table:table-cell>
          <table:table-cell office:value-type="string" table:style-name="ce2">
            <text:p>Add items to Wish List</text:p>
          </table:table-cell>
          <table:table-cell office:value-type="string" table:style-name="ce2">
            <text:p>Wish List</text:p>
          </table:table-cell>
          <table:table-cell office:value-type="string" table:style-name="ce2">
            <text:p>testcases.smoketest.wishlist.TSearchProductAndAddToWishlist</text:p>
          </table:table-cell>
          <table:table-cell office:value-type="string" table:style-name="ce2">
            <text:p>. Variation Product present</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able:table-cell>
          <table:table-cell table:number-columns-repeated="16377"/>
        </table:table-row>
        <table:table-row table:style-name="ro14">
          <table:table-cell office:value-type="string" table:style-name="ce2">
            <text:p>C85037</text:p>
          </table:table-cell>
          <table:table-cell office:value-type="string" table:style-name="ce2">
            <text:p>Send Wishlist To Friend</text:p>
          </table:table-cell>
          <table:table-cell office:value-type="string" table:style-name="ce2">
            <text:p>Wish List</text:p>
          </table:table-cell>
          <table:table-cell office:value-type="string" table:style-name="ce2">
            <text:p>testcases.smoketest.wishlist.TSendWishlistToFriend</text:p>
          </table:table-cell>
          <table:table-cell office:value-type="string" table:style-name="ce2">
            <text:p>. Multiple products already present in the WISH LIST</text:p>
          </table:table-cell>
          <table:table-cell office:value-type="string" table:style-name="ce2">
            <text:p>1. Homepage -&gt; LOGIN -&gt; WISH LIST</text:p>
            <text:p>2. Select SEND MY LIST TO A FRIEND button<text:s/></text:p>
            <text:p>3. Select X</text:p>
            <text:p>4. Repeat step 2 -&gt; CANCEL</text:p>
            <text:p>5. Repeat step 2 -&gt; Select SEND or PREVIEW</text:p>
            <text:p>6. Enter invalid email in the Friend's Email and Confirm Friend's Email fields</text:p>
            <text:p>7. Enter valid data in all the mandatory fields -&gt; PREVIEW</text:p>
            <text:p>8. EDIT -&gt; Edit all the fields -&gt; SEND</text:p>
            <text:p>9. Click CLOSE or X</text:p>
          </table:table-cell>
          <table:table-cell office:value-type="string" table:style-name="ce2">
            <text:p>at 1) The user directed to the Wish List page</text:p>
            <text:p>at 2) The Send To A Friend pop up appears on the screen</text:p>
            <text:p>at 3) The pop up disappears and the user can again see the Find Someone's Wish List page</text:p>
            <text:p>at 4) The Send To A Friend pop up appears on the screen on click of SEND MY LIST TO A FRIEND button <text:s/>and the pop up disappears and the user can again see the Find Someone's Wish List page on click of CANCEL</text:p>
            <text:p>at 5) Appropriate error messages are displayed below the mandatory fields.</text:p>
            <text:p>at 6) An error message mentioning " The email address is invalid. " is displayed below the email fields</text:p>
            <text:p>at 7) The Review Your Message pop up appears with all the appropriate details as entered earlier</text:p>
            <text:p>at 8) The user is again redirected to the Send to a Friend screen and on click of Send, the data is updated and the wish list is sent to the email id mentioned in the form and a confirmation pop up appears on the screen mentioning " Your message has been sent."</text:p>
            <text:p>at 9) The confirmation pop up closes and the user can see the Wish List page.</text:p>
          </table:table-cell>
          <table:table-cell table:number-columns-repeated="16377"/>
        </table:table-row>
        <table:table-row table:number-rows-repeated="1048503" table:style-name="ro23">
          <table:table-cell table:number-columns-repeated="16384"/>
        </table:table-row>
      </table:table>
      <table:database-ranges>
        <table:database-range table:target-range-address="SmokeAutoExportForGitHub.A2:SmokeAutoExportForGitHub.Q132" table:contains-header="false">
          <table:sort>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text-style style:name="N30">
      <number:text-content/>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grid 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eff Bogner</meta:initial-creator>
    <dc:creator>Jeff Bogner</dc:creator>
    <meta:creation-date>2014-02-24T21:58:10Z</meta:creation-date>
    <dc:date>2014-02-24T22:11:46Z</dc:date>
    <meta:editing-duration>PT0S</meta:editing-duration>
  </office:meta>
</office:document-meta>
</file>